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/>
    <style:font-face style:name="Andale Mono" svg:font-family="'Andale Mono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sole">
      <style:text-properties style:font-name="Ubuntu1" fo:font-weight="normal" officeooo:rsid="0b98820f" officeooo:paragraph-rsid="0b98820f" style:font-weight-asian="normal" style:font-weight-complex="normal"/>
    </style:style>
    <style:style style:name="P2" style:family="paragraph" style:parent-style-name="Console">
      <style:text-properties style:font-name="Ubuntu1" fo:font-weight="normal" officeooo:rsid="0b9958d9" officeooo:paragraph-rsid="0b9958d9" style:font-weight-asian="normal" style:font-weight-complex="normal"/>
    </style:style>
    <style:style style:name="P3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b98820f" officeooo:paragraph-rsid="0b98820f" fo:background-color="transparent" style:font-size-asian="12pt" style:font-weight-asian="bold" style:font-size-complex="12pt" style:font-weight-complex="bold"/>
    </style:style>
    <style:style style:name="P4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b98820f" officeooo:paragraph-rsid="0bbe061e" fo:background-color="transparent" style:font-size-asian="12pt" style:font-weight-asian="bold" style:font-size-complex="12pt" style:font-weight-complex="bold"/>
    </style:style>
    <style:style style:name="P5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b98820f" officeooo:paragraph-rsid="0bc20278" fo:background-color="transparent" style:font-size-asian="12pt" style:font-weight-asian="bold" style:font-size-complex="12pt" style:font-weight-complex="bold"/>
    </style:style>
    <style:style style:name="P6" style:family="paragraph" style:parent-style-name="_31_._20_Level_20_Indent-first_20_line_20_-_3e_">
      <style:text-properties officeooo:rsid="0b4bde53" officeooo:paragraph-rsid="0b6c8fc1"/>
    </style:style>
    <style:style style:name="P7" style:family="paragraph" style:parent-style-name="_31_._20_Level_20_Indent-first_20_line_20_-_3e_">
      <style:text-properties officeooo:paragraph-rsid="0b6c8fc1"/>
    </style:style>
    <style:style style:name="P8" style:family="paragraph" style:parent-style-name="_31_._20_Level_20_Indent-first_20_line_20_-_3e_">
      <style:text-properties style:font-name="Ubuntu1" fo:font-weight="normal" officeooo:rsid="0b95a3aa" officeooo:paragraph-rsid="0ba00228" style:font-weight-asian="normal" style:font-weight-complex="normal"/>
    </style:style>
    <style:style style:name="P9" style:family="paragraph" style:parent-style-name="_32_._20_Level_20_Indent-first_20_line_20_-_3e_">
      <style:paragraph-properties fo:text-align="justify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b9ce387" officeooo:paragraph-rsid="0b9ce387"/>
    </style:style>
    <style:style style:name="P10" style:family="paragraph" style:parent-style-name="_32_._20_Level_20_Indent-first_20_line_20_-_3e_">
      <style:paragraph-properties fo:text-align="justify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b9e2a48" officeooo:paragraph-rsid="0b9e2a48"/>
    </style:style>
    <style:style style:name="P11" style:family="paragraph" style:parent-style-name="_32_._20_Level_20_Indent-first_20_line_20_-_3e_">
      <style:paragraph-properties fo:text-align="start" style:justify-single-word="false">
        <style:tab-stops>
          <style:tab-stop style:position="0in"/>
          <style:tab-stop style:position="0.7in"/>
        </style:tab-stops>
      </style:paragraph-properties>
      <style:text-properties officeooo:rsid="0b9f3d34" officeooo:paragraph-rsid="0be00f77"/>
    </style:style>
    <style:style style:name="P12" style:family="paragraph" style:parent-style-name="_32_._20_Level_20_Indent-first_20_line_20_-_3e_">
      <style:paragraph-properties fo:text-align="start" style:justify-single-word="false">
        <style:tab-stops>
          <style:tab-stop style:position="0in"/>
          <style:tab-stop style:position="0.7in"/>
        </style:tab-stops>
      </style:paragraph-properties>
      <style:text-properties officeooo:rsid="0b9f3d34" officeooo:paragraph-rsid="0be218a7"/>
    </style:style>
    <style:style style:name="P13" style:family="paragraph" style:parent-style-name="_32_._20_Level_20_Indent-first_20_line_20_-_3e_">
      <style:paragraph-properties fo:text-align="start" style:justify-single-word="false">
        <style:tab-stops>
          <style:tab-stop style:position="0in"/>
          <style:tab-stop style:position="0.7in"/>
        </style:tab-stops>
      </style:paragraph-properties>
      <style:text-properties officeooo:rsid="0b9f3d34" officeooo:paragraph-rsid="0be35e87"/>
    </style:style>
    <style:style style:name="P14" style:family="paragraph" style:parent-style-name="_32_._20_Level_20_Indent-first_20_line_20_-_3e_">
      <style:paragraph-properties fo:text-align="start" style:justify-single-word="false">
        <style:tab-stops>
          <style:tab-stop style:position="0in"/>
          <style:tab-stop style:position="0.7in"/>
        </style:tab-stops>
      </style:paragraph-properties>
      <style:text-properties officeooo:rsid="0b9f3d34" officeooo:paragraph-rsid="0bf8f358"/>
    </style:style>
    <style:style style:name="P15" style:family="paragraph" style:parent-style-name="_32_._20_Level_20_Indent-first_20_line_20_-_3e_">
      <style:paragraph-properties fo:text-align="justify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b9f3d34" officeooo:paragraph-rsid="0b9f3d34"/>
    </style:style>
    <style:style style:name="P16" style:family="paragraph" style:parent-style-name="_32_._20_Level_20_Indent-first_20_line_20_-_3e_">
      <style:paragraph-properties fo:text-align="justify" style:justify-single-word="false">
        <style:tab-stops>
          <style:tab-stop style:position="0in"/>
          <style:tab-stop style:position="0.7in"/>
        </style:tab-stops>
      </style:paragraph-properties>
      <style:text-properties officeooo:rsid="0b9f3d34" officeooo:paragraph-rsid="0be218a7"/>
    </style:style>
    <style:style style:name="P17" style:family="paragraph" style:parent-style-name="_32_._20_Level_20_Indent-first_20_line_20_-_3e_">
      <style:text-properties officeooo:rsid="0bbd501d" officeooo:paragraph-rsid="0bbd501d"/>
    </style:style>
    <style:style style:name="P18" style:family="paragraph" style:parent-style-name="_32_._20_Level_20_Indent-first_20_line_20_-_3e_">
      <style:paragraph-properties fo:text-align="start" style:justify-single-word="false">
        <style:tab-stops>
          <style:tab-stop style:position="0in"/>
          <style:tab-stop style:position="0.7in"/>
        </style:tab-stops>
      </style:paragraph-properties>
      <style:text-properties officeooo:rsid="0be218a7" officeooo:paragraph-rsid="0be218a7"/>
    </style:style>
    <style:style style:name="P19" style:family="paragraph" style:parent-style-name="_32_._20_Level_20_Indent-first_20_line_20_-_3e_">
      <style:paragraph-properties fo:text-align="start" style:justify-single-word="false">
        <style:tab-stops>
          <style:tab-stop style:position="0in"/>
          <style:tab-stop style:position="0.7in"/>
        </style:tab-stops>
      </style:paragraph-properties>
      <style:text-properties officeooo:rsid="0be4e812" officeooo:paragraph-rsid="0be4e812"/>
    </style:style>
    <style:style style:name="P20" style:family="paragraph" style:parent-style-name="_32_._20_Level_20_Indent-first_20_line_20_-_3e_">
      <style:paragraph-properties fo:text-align="start" style:justify-single-word="false">
        <style:tab-stops>
          <style:tab-stop style:position="0in"/>
          <style:tab-stop style:position="0.7in"/>
        </style:tab-stops>
      </style:paragraph-properties>
      <style:text-properties officeooo:rsid="0bed5d64" officeooo:paragraph-rsid="0bed5d64"/>
    </style:style>
    <style:style style:name="P21" style:family="paragraph" style:parent-style-name="_32_._20_Level_20_Indent-first_20_line_20_-_3e_">
      <style:paragraph-properties fo:text-align="start" style:justify-single-word="false">
        <style:tab-stops>
          <style:tab-stop style:position="0in"/>
          <style:tab-stop style:position="0.7in"/>
        </style:tab-stops>
      </style:paragraph-properties>
      <style:text-properties officeooo:rsid="0beeba3b" officeooo:paragraph-rsid="0beeba3b"/>
    </style:style>
    <style:style style:name="P22" style:family="paragraph" style:parent-style-name="_32_._20_Level_20_Indent-first_20_line_20_-_3e_">
      <style:paragraph-properties fo:text-align="justify" style:justify-single-word="false">
        <style:tab-stops>
          <style:tab-stop style:position="0in"/>
          <style:tab-stop style:position="0.7in"/>
        </style:tab-stops>
      </style:paragraph-properties>
      <style:text-properties officeooo:rsid="0bf1b9cc" officeooo:paragraph-rsid="0bfa8bef"/>
    </style:style>
    <style:style style:name="P23" style:family="paragraph" style:parent-style-name="_32_._20_Level_20_Indent-first_20_line_20_-_3e_">
      <style:paragraph-properties fo:text-align="justify" style:justify-single-word="false">
        <style:tab-stops>
          <style:tab-stop style:position="0in"/>
          <style:tab-stop style:position="0.7in"/>
        </style:tab-stops>
      </style:paragraph-properties>
      <style:text-properties officeooo:rsid="0bf6690f" officeooo:paragraph-rsid="0bf6690f"/>
    </style:style>
    <style:style style:name="P24" style:family="paragraph" style:parent-style-name="_32_._20_Level_20_Indent-first_20_line_20_-_3e_">
      <style:paragraph-properties fo:text-align="justify" style:justify-single-word="false">
        <style:tab-stops>
          <style:tab-stop style:position="0in"/>
          <style:tab-stop style:position="0.7in"/>
        </style:tab-stops>
      </style:paragraph-properties>
      <style:text-properties officeooo:rsid="0bf7d17d" officeooo:paragraph-rsid="0bff9fdc"/>
    </style:style>
    <style:style style:name="P25" style:family="paragraph" style:parent-style-name="_32_._20_Level_20_Indent-first_20_line_20_-_3e_">
      <style:paragraph-properties fo:text-align="justify" style:justify-single-word="false">
        <style:tab-stops>
          <style:tab-stop style:position="0in"/>
          <style:tab-stop style:position="0.7in"/>
        </style:tab-stops>
      </style:paragraph-properties>
      <style:text-properties officeooo:rsid="0bf8f358" officeooo:paragraph-rsid="0bf8f358"/>
    </style:style>
    <style:style style:name="P26" style:family="paragraph" style:parent-style-name="_32_._20_Level_20_Indent-first_20_line_20_-_3e_">
      <style:paragraph-properties fo:text-align="justify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b9b0514" officeooo:paragraph-rsid="0b9b0514"/>
    </style:style>
    <style:style style:name="P27" style:family="paragraph" style:parent-style-name="Standard">
      <loext:graphic-properties draw:fill="solid" draw:fill-color="#eeeeee" draw:fill-image-width="0in" draw:fill-image-height="0in"/>
      <style:paragraph-properties fo:margin-left="0.5902in" fo:margin-right="0in" fo:line-height="100%" fo:text-align="start" style:justify-single-word="false" fo:text-indent="0in" style:auto-text-indent="false" fo:background-color="#eeeeee"/>
      <style:text-properties style:font-name="Ubuntu1" fo:font-size="10pt" style:font-size-asian="10pt"/>
    </style:style>
    <style:style style:name="P28" style:family="paragraph" style:parent-style-name="Standard">
      <loext:graphic-properties draw:fill="solid" draw:fill-color="#eeeeee" draw:fill-image-width="0in" draw:fill-image-height="0in"/>
      <style:paragraph-properties fo:margin-left="0.5902in" fo:margin-right="0in" fo:line-height="100%" fo:text-align="start" style:justify-single-word="false" fo:text-indent="0in" style:auto-text-indent="false" fo:background-color="#eeeeee"/>
      <style:text-properties style:font-name="Ubuntu1"/>
    </style:style>
    <style:style style:name="P29" style:family="paragraph" style:parent-style-name="Standard">
      <loext:graphic-properties draw:fill="solid" draw:fill-color="#eeeeee" draw:fill-image-width="0in" draw:fill-image-height="0in"/>
      <style:paragraph-properties fo:margin-left="0.5902in" fo:margin-right="0in" fo:line-height="100%" fo:text-align="start" style:justify-single-word="false" fo:text-indent="0in" style:auto-text-indent="false" fo:background-color="#eeeeee"/>
      <style:text-properties style:font-name="Ubuntu1" officeooo:paragraph-rsid="0bc2a3f4"/>
    </style:style>
    <style:style style:name="P30" style:family="paragraph" style:parent-style-name="Standard">
      <loext:graphic-properties draw:fill="solid" draw:fill-color="#eeeeee" draw:fill-image-width="0in" draw:fill-image-height="0in"/>
      <style:paragraph-properties fo:margin-left="0.5902in" fo:margin-right="0in" fo:line-height="100%" fo:text-align="start" style:justify-single-word="false" fo:text-indent="0in" style:auto-text-indent="false" fo:background-color="#eeeeee"/>
      <style:text-properties style:font-name="Ubuntu1" officeooo:paragraph-rsid="0bc38f50"/>
    </style:style>
    <style:style style:name="P31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rsid="0bcdaee4" officeooo:paragraph-rsid="0bceb413" fo:background-color="transparent" style:font-weight-asian="normal" style:font-weight-complex="normal"/>
    </style:style>
    <style:style style:name="P32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rsid="0bcdaee4" officeooo:paragraph-rsid="0be6b863" fo:background-color="transparent" style:font-weight-asian="normal" style:font-weight-complex="normal"/>
    </style:style>
    <style:style style:name="P33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rsid="0bcdaee4" officeooo:paragraph-rsid="0bcdaee4" fo:background-color="transparent" style:font-weight-asian="normal" style:font-weight-complex="normal"/>
    </style:style>
    <style:style style:name="P34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rsid="0bcdaee4" officeooo:paragraph-rsid="0bd3ff6b" fo:background-color="transparent" style:font-weight-asian="normal" style:font-weight-complex="normal"/>
    </style:style>
    <style:style style:name="P35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rsid="0bcdaee4" officeooo:paragraph-rsid="0be3a6e4" fo:background-color="transparent" style:font-weight-asian="normal" style:font-weight-complex="normal"/>
    </style:style>
    <style:style style:name="P36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rsid="0bcdaee4" officeooo:paragraph-rsid="0bfb6e67" fo:background-color="transparent" style:font-weight-asian="normal" style:font-weight-complex="normal"/>
    </style:style>
    <style:style style:name="P37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paragraph-rsid="0bdc6e29" fo:background-color="transparent" style:font-weight-asian="normal" style:font-weight-complex="normal"/>
    </style:style>
    <style:style style:name="P38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paragraph-rsid="0bdd2662" fo:background-color="transparent" style:font-weight-asian="normal" style:font-weight-complex="normal"/>
    </style:style>
    <style:style style:name="P39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rsid="0bf4a13d" officeooo:paragraph-rsid="0bf4a13d" fo:background-color="transparent" style:font-weight-asian="normal" style:font-weight-complex="normal"/>
    </style:style>
    <style:style style:name="P40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weight="normal" officeooo:rsid="0bfd1309" officeooo:paragraph-rsid="0bfd1309" fo:background-color="transparent" style:font-weight-asian="normal" style:font-weight-complex="normal"/>
    </style:style>
    <style:style style:name="P41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officeooo:paragraph-rsid="0bd76f79"/>
    </style:style>
    <style:style style:name="P42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officeooo:paragraph-rsid="0bed5d64"/>
    </style:style>
    <style:style style:name="P43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officeooo:paragraph-rsid="0beeba3b"/>
    </style:style>
    <style:style style:name="P44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officeooo:paragraph-rsid="0bcee3b7" fo:background-color="transparent"/>
    </style:style>
    <style:style style:name="P45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officeooo:paragraph-rsid="0bd8c6c2" fo:background-color="transparent"/>
    </style:style>
    <style:style style:name="P46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officeooo:paragraph-rsid="0bd12610" fo:background-color="transparent"/>
    </style:style>
    <style:style style:name="P47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Andale Mono" fo:font-size="9pt" officeooo:paragraph-rsid="0bd958e3" fo:background-color="transparent" style:font-size-asian="9pt" style:font-size-complex="9pt"/>
    </style:style>
    <style:style style:name="P48" style:family="paragraph" style:parent-style-name="Standard" style:master-page-name="">
      <loext:graphic-properties draw:fill="solid" draw:fill-color="#eeeeee"/>
      <style:paragraph-properties fo:margin-left="0.5618in" fo:margin-right="0in" fo:line-height="100%" fo:text-align="justify" style:justify-single-word="false" fo:text-indent="0in" style:auto-text-indent="false" style:page-number="auto" fo:background-color="#eeeeee" text:number-lines="false" text:line-number="0"/>
      <style:text-properties style:font-name="Ubuntu1" fo:font-weight="normal" officeooo:rsid="0b98820f" officeooo:paragraph-rsid="0bbe061e" style:font-weight-asian="normal" style:font-weight-complex="normal"/>
    </style:style>
    <style:style style:name="P49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Ubuntu1" officeooo:paragraph-rsid="0bc20278"/>
    </style:style>
    <style:style style:name="P50" style:family="paragraph" style:parent-style-name="Standard" style:master-page-name="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style:font-name="Ubuntu1" fo:font-size="9pt" style:font-size-asian="9pt" style:font-size-complex="9pt"/>
    </style:style>
    <style:style style:name="P51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style:font-size-asian="10pt" style:font-size-complex="10pt"/>
    </style:style>
    <style:style style:name="P52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fo:font-weight="bold" officeooo:paragraph-rsid="0bbf46be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fo:font-weight="bold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/>
    </style:style>
    <style:style style:name="P55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Andale Mono" fo:font-size="9pt" officeooo:rsid="0bcdaee4" officeooo:paragraph-rsid="0bcdaee4" style:font-size-asian="9pt" style:font-size-complex="9pt"/>
    </style:style>
    <style:style style:name="P56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Andale Mono" fo:font-size="9pt" style:font-size-asian="9pt" style:font-size-complex="9pt"/>
    </style:style>
    <style:style style:name="P57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Andale Mono" fo:font-weight="normal" officeooo:rsid="0bcdaee4" officeooo:paragraph-rsid="0bd3ff6b" fo:background-color="transparent" style:font-weight-asian="normal" style:font-weight-complex="normal"/>
    </style:style>
    <style:style style:name="P58" style:family="paragraph" style:parent-style-name="Standard">
      <loext:graphic-properties draw:fill="none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transparent" text:number-lines="false" text:line-number="0"/>
      <style:text-properties style:font-name="Andale Mono" fo:font-weight="normal" officeooo:paragraph-rsid="0bdc6e29" fo:background-color="transparent" style:font-weight-asian="normal" style:font-weight-complex="normal"/>
    </style:style>
    <style:style style:name="P59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Andale Mono" fo:font-weight="normal" officeooo:rsid="0bcdaee4" officeooo:paragraph-rsid="0bd3ff6b" fo:background-color="#ffff99" style:font-weight-asian="normal" style:font-weight-complex="normal"/>
    </style:style>
    <style:style style:name="P60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Andale Mono" officeooo:paragraph-rsid="0bcee3b7" fo:background-color="#ffff99"/>
    </style:style>
    <style:style style:name="P61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Andale Mono" officeooo:paragraph-rsid="0bd76f79" fo:background-color="#ffff99"/>
    </style:style>
    <style:style style:name="P62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monospace" fo:font-weight="normal" officeooo:paragraph-rsid="0be6b863" fo:background-color="transparent" style:font-weight-asian="normal" style:font-weight-complex="normal"/>
    </style:style>
    <style:style style:name="P63" style:family="paragraph" style:parent-style-name="Standard">
      <loext:graphic-properties draw:fill="none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transparent" text:number-lines="false" text:line-number="0"/>
      <style:text-properties style:font-name="Comic Sans MS1" fo:font-weight="normal" officeooo:rsid="0bddd2a3" officeooo:paragraph-rsid="0bddd2a3" fo:background-color="transparent" style:font-weight-asian="normal" style:font-weight-complex="normal"/>
    </style:style>
    <style:style style:name="P64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margin-top="0in" fo:margin-bottom="0in" loext:contextual-spacing="false" fo:line-height="100%" fo:text-align="start" style:justify-single-word="false" fo:keep-together="always" fo:text-indent="0in" style:auto-text-indent="false" fo:background-color="#eeeeee" style:shadow="none" text:number-lines="false" text:line-number="0">
        <style:tab-stops>
          <style:tab-stop style:position="0in"/>
          <style:tab-stop style:position="0.7in"/>
        </style:tab-stops>
      </style:paragraph-properties>
      <style:text-properties style:font-name="Andale Mono" fo:font-weight="normal" officeooo:rsid="0bfda6c6" officeooo:paragraph-rsid="0bfda6c6" fo:background-color="transparent" style:font-weight-asian="normal" style:font-weight-complex="normal"/>
    </style:style>
    <style:style style:name="P65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98820f" officeooo:paragraph-rsid="0bcbd285" fo:background-color="transparent" style:font-size-asian="12pt" style:font-weight-asian="bold" style:font-size-complex="12pt" style:font-weight-complex="bold"/>
    </style:style>
    <style:style style:name="P66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bceb413" fo:background-color="transparent" style:font-size-asian="12pt" style:font-weight-asian="bold" style:font-size-complex="12pt" style:font-weight-complex="bold"/>
    </style:style>
    <style:style style:name="P67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bd12610" fo:background-color="transparent" style:font-size-asian="12pt" style:font-weight-asian="bold" style:font-size-complex="12pt" style:font-weight-complex="bold"/>
    </style:style>
    <style:style style:name="P68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bd76f79" fo:background-color="transparent" style:font-size-asian="12pt" style:font-weight-asian="bold" style:font-size-complex="12pt" style:font-weight-complex="bold"/>
    </style:style>
    <style:style style:name="P69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bd8c6c2" fo:background-color="transparent" style:font-size-asian="12pt" style:font-weight-asian="bold" style:font-size-complex="12pt" style:font-weight-complex="bold"/>
    </style:style>
    <style:style style:name="P70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bd958e3" fo:background-color="transparent" style:font-size-asian="12pt" style:font-weight-asian="bold" style:font-size-complex="12pt" style:font-weight-complex="bold"/>
    </style:style>
    <style:style style:name="P71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be3a6e4" fo:background-color="transparent" style:font-size-asian="12pt" style:font-weight-asian="bold" style:font-size-complex="12pt" style:font-weight-complex="bold"/>
    </style:style>
    <style:style style:name="P72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bed5d64" fo:background-color="transparent" style:font-size-asian="12pt" style:font-weight-asian="bold" style:font-size-complex="12pt" style:font-weight-complex="bold"/>
    </style:style>
    <style:style style:name="P73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eb413" officeooo:paragraph-rsid="0beeba3b" fo:background-color="transparent" style:font-size-asian="12pt" style:font-weight-asian="bold" style:font-size-complex="12pt" style:font-weight-complex="bold"/>
    </style:style>
    <style:style style:name="P74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daee4" officeooo:paragraph-rsid="0bcdaee4" fo:background-color="transparent" style:font-size-asian="12pt" style:font-weight-asian="bold" style:font-size-complex="12pt" style:font-weight-complex="bold"/>
    </style:style>
    <style:style style:name="P75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daee4" officeooo:paragraph-rsid="0bdc6e29" fo:background-color="transparent" style:font-size-asian="12pt" style:font-weight-asian="bold" style:font-size-complex="12pt" style:font-weight-complex="bold"/>
    </style:style>
    <style:style style:name="P76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daee4" officeooo:paragraph-rsid="0bdd2662" fo:background-color="transparent" style:font-size-asian="12pt" style:font-weight-asian="bold" style:font-size-complex="12pt" style:font-weight-complex="bold"/>
    </style:style>
    <style:style style:name="P77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daee4" officeooo:paragraph-rsid="0be6b863" fo:background-color="transparent" style:font-size-asian="12pt" style:font-weight-asian="bold" style:font-size-complex="12pt" style:font-weight-complex="bold"/>
    </style:style>
    <style:style style:name="P78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cdaee4" officeooo:paragraph-rsid="0bfb6e67" fo:background-color="transparent" style:font-size-asian="12pt" style:font-weight-asian="bold" style:font-size-complex="12pt" style:font-weight-complex="bold"/>
    </style:style>
    <style:style style:name="P79" style:family="paragraph" style:parent-style-name="Console" style:master-page-name="">
      <loext:graphic-properties draw:fill="solid"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dddddd" style:shadow="none">
        <style:tab-stops/>
      </style:paragraph-properties>
      <style:text-properties fo:font-variant="normal" fo:text-transform="none" fo:color="#333333" style:font-name="Ubuntu1" fo:font-size="12pt" fo:letter-spacing="normal" fo:font-style="normal" fo:font-weight="bold" officeooo:rsid="0bf4a13d" officeooo:paragraph-rsid="0bf4a13d" fo:background-color="transparent" style:font-size-asian="12pt" style:font-weight-asian="bold" style:font-size-complex="12pt" style:font-weight-complex="bold"/>
    </style:style>
    <style:style style:name="P80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start" style:justify-single-word="false" fo:keep-together="always" fo:text-indent="0in" style:auto-text-indent="false" style:page-number="auto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7aeee" officeooo:paragraph-rsid="0bf7aeee"/>
    </style:style>
    <style:style style:name="P81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8f358" officeooo:paragraph-rsid="0bfa8bef"/>
    </style:style>
    <style:style style:name="P82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8f358" officeooo:paragraph-rsid="0bf8f358"/>
    </style:style>
    <style:style style:name="P83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start" style:justify-single-word="false" fo:keep-together="always" fo:text-indent="0in" style:auto-text-indent="false" style:page-number="auto" fo:background-color="transparent" style:shadow="none">
        <style:tab-stops>
          <style:tab-stop style:position="0in"/>
          <style:tab-stop style:position="0.7in"/>
        </style:tab-stops>
      </style:paragraph-properties>
      <style:text-properties style:text-underline-style="solid" style:text-underline-width="auto" style:text-underline-color="font-color" fo:font-weight="bold" officeooo:rsid="0bf90f85" officeooo:paragraph-rsid="0bf90f85" style:font-weight-asian="bold" style:font-weight-complex="bold"/>
    </style:style>
    <style:style style:name="P84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start" style:justify-single-word="false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style:text-underline-style="solid" style:text-underline-width="auto" style:text-underline-color="font-color" fo:font-weight="bold" officeooo:rsid="0bf90f85" officeooo:paragraph-rsid="0bf90f85" style:font-weight-asian="bold" style:font-weight-complex="bold"/>
    </style:style>
    <style:style style:name="P85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start" style:justify-single-word="false" fo:text-indent="0in" style:auto-text-indent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7aeee" officeooo:paragraph-rsid="0bf7aeee"/>
    </style:style>
    <style:style style:name="P86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start" style:justify-single-word="false" fo:text-indent="0in" style:auto-text-indent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7aeee" officeooo:paragraph-rsid="0bff9fdc"/>
    </style:style>
    <style:style style:name="P87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start" style:justify-single-word="false" fo:text-indent="0in" style:auto-text-indent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a0929" officeooo:paragraph-rsid="0bfa0929"/>
    </style:style>
    <style:style style:name="P88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start" style:justify-single-word="false" fo:text-indent="0in" style:auto-text-indent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a8bef" officeooo:paragraph-rsid="0bfad8df"/>
    </style:style>
    <style:style style:name="P89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8f358" officeooo:paragraph-rsid="0bfa8bef"/>
    </style:style>
    <style:style style:name="P90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b6e67" officeooo:paragraph-rsid="0bfb6e67"/>
    </style:style>
    <style:style style:name="P91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start" style:justify-single-word="false" fo:text-indent="0in" style:auto-text-indent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9f3d34" officeooo:paragraph-rsid="0bfda6c6"/>
    </style:style>
    <style:style style:name="P92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aeceda" officeooo:paragraph-rsid="0baeceda"/>
    </style:style>
    <style:style style:name="P93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b6442c" officeooo:paragraph-rsid="0bb6442c"/>
    </style:style>
    <style:style style:name="P94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c86133" officeooo:paragraph-rsid="0bc86133"/>
    </style:style>
    <style:style style:name="P95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paragraph-rsid="0bab5ad0"/>
    </style:style>
    <style:style style:name="P96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add2b7" officeooo:paragraph-rsid="0badd2b7"/>
    </style:style>
    <style:style style:name="P97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b2b7d4" officeooo:paragraph-rsid="0bb2b7d4"/>
    </style:style>
    <style:style style:name="P98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bb08a1" officeooo:paragraph-rsid="0bca3a20"/>
    </style:style>
    <style:style style:name="P99" style:family="paragraph" style:parent-style-name="_31_._20_Level_20_Indent-first_20_line_20_-_3e_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aeceda" officeooo:paragraph-rsid="0baeceda"/>
    </style:style>
    <style:style style:name="P100" style:family="paragraph" style:parent-style-name="_31_._20_Level_20_Indent-first_20_line_20_-_3e_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b6442c" officeooo:paragraph-rsid="0bb6442c"/>
    </style:style>
    <style:style style:name="P101" style:family="paragraph" style:parent-style-name="_31_._20_Level_20_Indent-first_20_line_20_-_3e_">
      <loext:graphic-properties draw:fill="none" draw:fill-image-width="0in" draw:fill-image-height="0in"/>
      <style:paragraph-properties fo:margin-left="0.8752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c86133" officeooo:paragraph-rsid="0bc86133"/>
    </style:style>
    <style:style style:name="P102" style:family="paragraph" style:parent-style-name="_31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a3b373" officeooo:paragraph-rsid="0bcbd285"/>
    </style:style>
    <style:style style:name="P103" style:family="paragraph" style:parent-style-name="_32_._20_Level_20_Indent-first_20_line_20__3c_-">
      <loext:graphic-properties draw:fill="none" draw:fill-image-width="0in" draw:fill-image-height="0in"/>
      <style:paragraph-properties fo:margin-left="0.5in" fo:margin-right="0in" fo:text-align="start" style:justify-single-word="false" fo:text-indent="0in" style:auto-text-indent="false" fo:background-color="transparent" style:shadow="none">
        <style:tab-stops/>
      </style:paragraph-properties>
      <style:text-properties officeooo:rsid="0ba23a72" officeooo:paragraph-rsid="0ba23a72"/>
    </style:style>
    <style:style style:name="P104" style:family="paragraph" style:parent-style-name="List_20_with_20_explanation">
      <style:text-properties officeooo:rsid="0be35e87" officeooo:paragraph-rsid="0be35e87"/>
    </style:style>
    <style:style style:name="P105" style:family="paragraph" style:parent-style-name="List_20_with_20_explanation">
      <style:text-properties officeooo:rsid="0be3794c" officeooo:paragraph-rsid="0be3794c"/>
    </style:style>
    <style:style style:name="P106" style:family="paragraph" style:parent-style-name="List_20_with_20_explanation">
      <style:text-properties style:font-name="Comic Sans MS1" officeooo:rsid="0be3794c" officeooo:paragraph-rsid="0be3794c"/>
    </style:style>
    <style:style style:name="P107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margin-top="0in" fo:margin-bottom="0in" loext:contextual-spacing="false" fo:line-height="100%" fo:text-align="start" style:justify-single-word="false" fo:keep-together="always" fo:text-indent="0in" style:auto-text-indent="false" fo:background-color="#eeeeee" style:shadow="none" text:number-lines="false" text:line-number="0">
        <style:tab-stops>
          <style:tab-stop style:position="0in"/>
          <style:tab-stop style:position="0.7in"/>
        </style:tab-stops>
      </style:paragraph-properties>
      <style:text-properties fo:color="#000000" style:font-name="Andale Mono" fo:font-size="9pt" fo:font-weight="bold" officeooo:rsid="0bfda6c6" officeooo:paragraph-rsid="0bfda6c6" fo:background-color="transparent" style:font-size-asian="9pt" style:font-weight-asian="bold" style:font-size-complex="9pt" style:font-weight-complex="bold"/>
    </style:style>
    <style:style style:name="P108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9pt" fo:font-weight="normal" officeooo:rsid="0be6b863" officeooo:paragraph-rsid="0be6b863" fo:background-color="transparent" style:font-size-asian="9pt" style:font-weight-asian="normal" style:font-size-complex="9pt" style:font-weight-complex="normal"/>
    </style:style>
    <style:style style:name="P109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9pt" fo:font-weight="normal" officeooo:rsid="0bcdaee4" officeooo:paragraph-rsid="0bcdaee4" fo:background-color="transparent" style:font-size-asian="9pt" style:font-weight-asian="normal" style:font-size-complex="9pt" style:font-weight-complex="normal"/>
    </style:style>
    <style:style style:name="P110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9pt" fo:font-weight="normal" officeooo:rsid="0bceb413" officeooo:paragraph-rsid="0bceb413" fo:background-color="transparent" style:font-size-asian="9pt" style:font-weight-asian="normal" style:font-size-complex="9pt" style:font-weight-complex="normal"/>
    </style:style>
    <style:style style:name="P111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9pt" fo:font-weight="normal" officeooo:rsid="0bceb413" officeooo:paragraph-rsid="0bd3ff6b" fo:background-color="transparent" style:font-size-asian="9pt" style:font-weight-asian="normal" style:font-size-complex="9pt" style:font-weight-complex="normal"/>
    </style:style>
    <style:style style:name="P112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9pt" fo:font-weight="normal" officeooo:rsid="0bcee3b7" officeooo:paragraph-rsid="0bcee3b7" fo:background-color="transparent" style:font-size-asian="9pt" style:font-weight-asian="normal" style:font-size-complex="9pt" style:font-weight-complex="normal"/>
    </style:style>
    <style:style style:name="P113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9pt" officeooo:rsid="0bceb413" officeooo:paragraph-rsid="0bcee3b7" fo:background-color="transparent" style:font-size-asian="9pt" style:font-size-complex="9pt"/>
    </style:style>
    <style:style style:name="P114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9pt" fo:font-weight="bold" officeooo:rsid="0bcee3b7" officeooo:paragraph-rsid="0bd8c6c2" fo:background-color="transparent" style:font-size-asian="9pt" style:font-weight-asian="bold" style:font-size-complex="9pt" style:font-weight-complex="bold"/>
    </style:style>
    <style:style style:name="P115" style:family="paragraph" style:parent-style-name="Standard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9pt" fo:font-weight="bold" officeooo:rsid="0bcee3b7" officeooo:paragraph-rsid="0bd958e3" fo:background-color="transparent" style:font-size-asian="9pt" style:font-weight-asian="bold" style:font-size-complex="9pt" style:font-weight-complex="bold"/>
    </style:style>
    <style:style style:name="P116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8pt" style:font-size-asian="8pt" style:font-size-complex="8pt"/>
    </style:style>
    <style:style style:name="P117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000000" style:font-name="Andale Mono" fo:font-size="8pt" fo:background-color="#ffff99" style:font-size-asian="8pt" style:font-size-complex="8pt"/>
    </style:style>
    <style:style style:name="P118" style:family="paragraph" style:parent-style-name="Standard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fo:background-color="#eeeeee" text:number-lines="false" text:line-number="0"/>
      <style:text-properties fo:color="#31363b" style:font-name="Ubuntu1" fo:font-size="10pt" style:font-size-asian="10pt" style:font-size-complex="10pt"/>
    </style:style>
    <style:style style:name="P119" style:family="paragraph" style:parent-style-name="Standard" style:master-page-name="">
      <loext:graphic-properties draw:fill="solid" draw:fill-color="#eeeeee" draw:fill-image-width="0in" draw:fill-image-height="0in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fo:color="#000000" style:font-name="Andale Mono" fo:font-size="8pt" officeooo:rsid="0bcbd285" officeooo:paragraph-rsid="0bcbd285" style:font-size-asian="8pt" style:font-size-complex="8pt"/>
    </style:style>
    <style:style style:name="P120" style:family="paragraph" style:parent-style-name="Standard" style:master-page-name="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fo:color="#000000" style:font-name="Andale Mono" fo:font-size="8pt" style:font-size-asian="8pt" style:font-size-complex="8pt"/>
    </style:style>
    <style:style style:name="P121" style:family="paragraph" style:parent-style-name="Standard" style:master-page-name="">
      <loext:graphic-properties draw:fill="solid" draw:fill-color="#eeeeee"/>
      <style:paragraph-properties fo:margin-left="0.5618in" fo:margin-right="0in" fo:line-height="100%" fo:text-align="start" style:justify-single-word="false" fo:text-indent="0in" style:auto-text-indent="false" style:page-number="auto" fo:background-color="#eeeeee" text:number-lines="false" text:line-number="0"/>
      <style:text-properties fo:color="#000000" style:font-name="Andale Mono" fo:font-size="9pt" fo:font-weight="normal" officeooo:paragraph-rsid="0bcdaee4" fo:background-color="transparent" style:font-size-asian="9pt" style:font-weight-asian="normal" style:font-size-complex="9pt" style:font-weight-complex="normal"/>
    </style:style>
    <style:style style:name="P122" style:family="paragraph" style:parent-style-name="Standard" style:master-page-name="">
      <loext:graphic-properties draw:fill="none" draw:fill-image-width="0in" draw:fill-image-height="0in"/>
      <style:paragraph-properties fo:margin-left="0.3752in" fo:margin-right="0in" fo:line-height="100%" fo:text-align="justify" style:justify-single-word="false" fo:text-indent="0in" style:auto-text-indent="false" style:page-number="auto" fo:background-color="transparent" text:number-lines="false" text:line-number="0"/>
      <style:text-properties style:font-name="Comic Sans MS1"/>
    </style:style>
    <style:style style:name="P123" style:family="paragraph" style:parent-style-name="Standard" style:list-style-name="L3">
      <loext:graphic-properties draw:fill="none" draw:fill-image-width="0in" draw:fill-image-height="0in"/>
      <style:paragraph-properties fo:line-height="100%" fo:text-align="justify" style:justify-single-word="false" fo:background-color="transparent" text:number-lines="false" text:line-number="0"/>
      <style:text-properties officeooo:rsid="0be3794c" officeooo:paragraph-rsid="0be3794c"/>
    </style:style>
    <style:style style:name="P124" style:family="paragraph" style:parent-style-name="Standard">
      <loext:graphic-properties draw:fill="solid" draw:fill-color="#eeeeee" draw:fill-image-width="0in" draw:fill-image-height="0in"/>
      <style:paragraph-properties fo:margin-left="0.5902in" fo:margin-right="0in" fo:line-height="100%" fo:text-align="start" style:justify-single-word="false" fo:text-indent="0in" style:auto-text-indent="false" fo:background-color="#eeeeee"/>
      <style:text-properties fo:color="#000000" style:font-name="Ubuntu1" fo:font-size="10pt" style:font-size-asian="10pt"/>
    </style:style>
    <style:style style:name="P125" style:family="paragraph" style:parent-style-name="Standard">
      <loext:graphic-properties draw:fill="solid" draw:fill-color="#eeeeee" draw:fill-image-width="0in" draw:fill-image-height="0in"/>
      <style:paragraph-properties fo:margin-left="0.5902in" fo:margin-right="0in" fo:line-height="100%" fo:text-align="start" style:justify-single-word="false" fo:text-indent="0in" style:auto-text-indent="false" fo:background-color="#eeeeee"/>
      <style:text-properties fo:color="#000000" style:font-name="Ubuntu1" fo:font-size="10pt" officeooo:paragraph-rsid="0bc38f50" style:font-size-asian="10pt" style:font-size-complex="10pt"/>
    </style:style>
    <style:style style:name="P126" style:family="paragraph" style:parent-style-name="_32_._20_Level_20_Indent-first_20_line_20__3c_-" style:list-style-name="L4" style:master-page-name="">
      <loext:graphic-properties draw:fill="none" draw:fill-image-width="0in" draw:fill-image-height="0in"/>
      <style:paragraph-properties fo:text-align="start" style:justify-single-word="false" fo:keep-together="always" style:page-number="auto" fo:background-color="transparent" style:shadow="none">
        <style:tab-stops/>
      </style:paragraph-properties>
      <style:text-properties officeooo:rsid="0ba23a72" officeooo:paragraph-rsid="0ba3b373"/>
    </style:style>
    <style:style style:name="P127" style:family="paragraph" style:parent-style-name="_32_._20_Level_20_Indent-first_20_line_20__3c_-" style:list-style-name="L4">
      <loext:graphic-properties draw:fill="none" draw:fill-image-width="0in" draw:fill-image-height="0in"/>
      <style:paragraph-properties fo:text-align="start" style:justify-single-word="false" fo:background-color="transparent" style:shadow="none">
        <style:tab-stops/>
      </style:paragraph-properties>
      <style:text-properties officeooo:paragraph-rsid="0ba3b373"/>
    </style:style>
    <style:style style:name="P128" style:family="paragraph" style:parent-style-name="_31_._20_Level_20_Indent-first_20_line_20_-_3e_">
      <style:text-properties officeooo:rsid="0b950c35" officeooo:paragraph-rsid="0c00bb31"/>
    </style:style>
    <style:style style:name="P129" style:family="paragraph" style:parent-style-name="_31_._20_Level_20_Indent-first_20_line_20_-_3e_" style:list-style-name="L5" style:master-page-name="">
      <loext:graphic-properties draw:fill="none" draw:fill-image-width="0in" draw:fill-image-height="0in"/>
      <style:paragraph-properties fo:text-align="justify" style:justify-single-word="false" style:page-number="auto" fo:background-color="transparent" style:shadow="none">
        <style:tab-stops/>
      </style:paragraph-properties>
      <style:text-properties officeooo:paragraph-rsid="0bab5ad0"/>
    </style:style>
    <style:style style:name="P130" style:family="paragraph" style:parent-style-name="_31_._20_Level_20_Indent-first_20_line_20_-_3e_" style:list-style-name="L5" style:master-page-name="">
      <loext:graphic-properties draw:fill="none" draw:fill-image-width="0in" draw:fill-image-height="0in"/>
      <style:paragraph-properties fo:text-align="justify" style:justify-single-word="false" style:page-number="auto" fo:background-color="transparent" style:shadow="none">
        <style:tab-stops/>
      </style:paragraph-properties>
      <style:text-properties officeooo:rsid="0bc72631" officeooo:paragraph-rsid="0bcac838"/>
    </style:style>
    <style:style style:name="P131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ab5ad0" officeooo:paragraph-rsid="0bab5ad0"/>
    </style:style>
    <style:style style:name="P132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ac7579" officeooo:paragraph-rsid="0bab5ad0"/>
    </style:style>
    <style:style style:name="P133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ac7579" officeooo:paragraph-rsid="0bac7579"/>
    </style:style>
    <style:style style:name="P134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add2b7" officeooo:paragraph-rsid="0badd2b7"/>
    </style:style>
    <style:style style:name="P135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ae7136" officeooo:paragraph-rsid="0bae7136"/>
    </style:style>
    <style:style style:name="P136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b197f4" officeooo:paragraph-rsid="0bb197f4"/>
    </style:style>
    <style:style style:name="P137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b2b7d4" officeooo:paragraph-rsid="0bb2b7d4"/>
    </style:style>
    <style:style style:name="P138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b4781d" officeooo:paragraph-rsid="0bb4781d"/>
    </style:style>
    <style:style style:name="P139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bb08a1" officeooo:paragraph-rsid="0bbb08a1"/>
    </style:style>
    <style:style style:name="P140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bb08a1" officeooo:paragraph-rsid="0bcb9912"/>
    </style:style>
    <style:style style:name="P141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c72631" officeooo:paragraph-rsid="0bc86133"/>
    </style:style>
    <style:style style:name="P142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cbd285" officeooo:paragraph-rsid="0bcbd285"/>
    </style:style>
    <style:style style:name="P143" style:family="paragraph" style:parent-style-name="_32_._20_Level_20_Subtitle">
      <style:text-properties officeooo:rsid="0b9a5715" officeooo:paragraph-rsid="0b9a5715"/>
    </style:style>
    <style:style style:name="P144" style:family="paragraph" style:parent-style-name="_32_._20_Level_20_Subtitle">
      <style:text-properties officeooo:rsid="0b9b68dd" officeooo:paragraph-rsid="0b9b68dd"/>
    </style:style>
    <style:style style:name="P145" style:family="paragraph" style:parent-style-name="_32_._20_Level_20_Subtitle">
      <style:text-properties officeooo:rsid="0b9e2a48" officeooo:paragraph-rsid="0b9e2a48"/>
    </style:style>
    <style:style style:name="P146" style:family="paragraph" style:parent-style-name="_32_._20_Level_20_Subtitle">
      <style:text-properties officeooo:rsid="0b9f3d34" officeooo:paragraph-rsid="0b9f3d34"/>
    </style:style>
    <style:style style:name="P147" style:family="paragraph" style:parent-style-name="_32_._20_Level_20_Subtitle">
      <style:text-properties officeooo:rsid="0be00f77" officeooo:paragraph-rsid="0be00f77"/>
    </style:style>
    <style:style style:name="P148" style:family="paragraph" style:parent-style-name="_32_._20_Level_20_Subtitle">
      <style:text-properties officeooo:rsid="0ba3b373" officeooo:paragraph-rsid="0ba3b373"/>
    </style:style>
    <style:style style:name="P149" style:family="paragraph" style:parent-style-name="_32_._20_Level_20_Subtitle" style:list-style-name="L7">
      <style:text-properties officeooo:rsid="0bcd1eec" officeooo:paragraph-rsid="0bcd1eec"/>
    </style:style>
    <style:style style:name="P150" style:family="paragraph" style:parent-style-name="_32_._20_Level_20_Subtitle" style:list-style-name="L8">
      <style:text-properties officeooo:rsid="0ba4cf15" officeooo:paragraph-rsid="0ba4cf15"/>
    </style:style>
    <style:style style:name="P151" style:family="paragraph" style:parent-style-name="_32_._20_Level_20_Subtitle" style:list-style-name="L9">
      <style:text-properties officeooo:rsid="0ba4cf15" officeooo:paragraph-rsid="0ba4cf15"/>
    </style:style>
    <style:style style:name="P152" style:family="paragraph" style:parent-style-name="_32_._20_Level_20_Subtitle" style:list-style-name="L11">
      <style:text-properties officeooo:rsid="0ba4cf15" officeooo:paragraph-rsid="0ba4cf15"/>
    </style:style>
    <style:style style:name="P153" style:family="paragraph" style:parent-style-name="_32_._20_Level_20_Subtitle" style:list-style-name="L10">
      <style:text-properties officeooo:rsid="0bd12610" officeooo:paragraph-rsid="0bd12610"/>
    </style:style>
    <style:style style:name="P154" style:family="paragraph" style:parent-style-name="_32_._20_Level_20_Subtitle" style:list-style-name="L12">
      <style:text-properties officeooo:rsid="0bd958e3" officeooo:paragraph-rsid="0bd958e3"/>
    </style:style>
    <style:style style:name="P155" style:family="paragraph" style:parent-style-name="_32_._20_Level_20_Subtitle">
      <style:text-properties style:font-name="Ubuntu1" fo:font-weight="normal" officeooo:rsid="0ad55c61" officeooo:paragraph-rsid="0ba66dfe" style:font-weight-asian="normal" style:font-weight-complex="normal"/>
    </style:style>
    <style:style style:name="P156" style:family="paragraph" style:parent-style-name="_32_._20_Level_20_Subtitle" style:list-style-name="Sajat_20_szamozas">
      <style:text-properties officeooo:rsid="0c00bb31" officeooo:paragraph-rsid="0c00bb31"/>
    </style:style>
    <style:style style:name="P157" style:family="paragraph" style:parent-style-name="_32_._20_Level_20_Subtitle" style:list-style-name="">
      <style:text-properties officeooo:rsid="0c00bb31" officeooo:paragraph-rsid="0c00bb31"/>
    </style:style>
    <style:style style:name="P158" style:family="paragraph" style:parent-style-name="_32_._20_Level_20_Indent-first_20_line_20_-_3e_">
      <style:paragraph-properties fo:text-align="justify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be00f77" officeooo:paragraph-rsid="0be00f77"/>
    </style:style>
    <style:style style:name="P159" style:family="paragraph" style:parent-style-name="_32_._20_Level_20_Indent-first_20_line_20_-_3e_">
      <style:paragraph-properties fo:text-align="justify" style:justify-single-word="false">
        <style:tab-stops>
          <style:tab-stop style:position="0in"/>
          <style:tab-stop style:position="0.7in"/>
        </style:tab-stops>
      </style:paragraph-properties>
      <style:text-properties officeooo:rsid="0be00f77" officeooo:paragraph-rsid="0be218a7"/>
    </style:style>
    <style:style style:name="P160" style:family="paragraph" style:parent-style-name="_32_._20_Level_20_Indent-first_20_line_20_-_3e_" style:list-style-name="L1">
      <loext:graphic-properties draw:fill="none" draw:fill-image-width="0in" draw:fill-image-height="0in"/>
      <style:paragraph-properties fo:text-align="start" style:justify-single-word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7aeee" officeooo:paragraph-rsid="0bff9fdc"/>
    </style:style>
    <style:style style:name="P161" style:family="paragraph" style:parent-style-name="_32_._20_Level_20_Indent-first_20_line_20_-_3e_" style:list-style-name="L2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b6e67" officeooo:paragraph-rsid="0bfb6e67"/>
    </style:style>
    <style:style style:name="P162" style:family="paragraph" style:parent-style-name="_32_._20_Level_20_Indent-first_20_line_20_-_3e_" style:list-style-name="L2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da6c6" officeooo:paragraph-rsid="0bfda6c6"/>
    </style:style>
    <style:style style:name="P163" style:family="paragraph" style:parent-style-name="_32_._20_Level_20_Indent-first_20_line_20_-_3e_" style:list-style-name="L2" style:master-page-name="">
      <loext:graphic-properties draw:fill="none" draw:fill-image-width="0in" draw:fill-image-height="0in"/>
      <style:paragraph-properties fo:text-align="justify" style:justify-single-word="false" style:page-number="auto" fo:background-color="transparent" style:shadow="none">
        <style:tab-stops>
          <style:tab-stop style:position="0in"/>
          <style:tab-stop style:position="0.7in"/>
        </style:tab-stops>
      </style:paragraph-properties>
      <style:text-properties officeooo:rsid="0bfbca3f" officeooo:paragraph-rsid="0bfbca3f"/>
    </style:style>
    <style:style style:name="P164" style:family="paragraph" style:parent-style-name="_32_._20_Level_20_Indent-first_20_line_20_-_3e_" style:master-page-name="">
      <loext:graphic-properties draw:fill="none" draw:fill-image-width="0in" draw:fill-image-height="0in"/>
      <style:paragraph-properties fo:text-align="justify" style:justify-single-word="false" style:page-number="auto" fo:background-color="transparent" style:shadow="none">
        <style:tab-stops>
          <style:tab-stop style:position="0in"/>
          <style:tab-stop style:position="0.7in"/>
        </style:tab-stops>
      </style:paragraph-properties>
      <style:text-properties fo:font-weight="normal" officeooo:rsid="0bfd1309" officeooo:paragraph-rsid="0bfda6c6" style:font-weight-asian="normal" style:font-weight-complex="normal"/>
    </style:style>
    <style:style style:name="P165" style:family="paragraph" style:parent-style-name="_31_._20_Level_20_Subtitle">
      <style:text-properties officeooo:rsid="0ba00228" officeooo:paragraph-rsid="0ba00228"/>
    </style:style>
    <style:style style:name="P166" style:family="paragraph" style:parent-style-name="_31_._20_Level_20_Subtitle" style:list-style-name="">
      <style:paragraph-properties fo:text-align="start" style:justify-single-word="false" fo:keep-together="always">
        <style:tab-stops>
          <style:tab-stop style:position="0.4in"/>
        </style:tab-stops>
      </style:paragraph-properties>
      <style:text-properties officeooo:rsid="0ba3b373" officeooo:paragraph-rsid="0ba3b373"/>
    </style:style>
    <style:style style:name="P167" style:family="paragraph" style:parent-style-name="_31_._20_Level_20_Subtitle">
      <style:text-properties officeooo:rsid="0ba4cf15" officeooo:paragraph-rsid="0ba4cf15"/>
    </style:style>
    <style:style style:name="P168" style:family="paragraph" style:parent-style-name="_31_._20_Level_20_Subtitle" style:list-style-name="L6"/>
    <style:style style:name="P169" style:family="paragraph" style:parent-style-name="_31_._20_Level_20_Subtitle" style:list-style-name="L6">
      <style:text-properties officeooo:paragraph-rsid="0bdc6e29"/>
    </style:style>
    <style:style style:name="P170" style:family="paragraph" style:parent-style-name="_31_._20_Level_20_Subtitle">
      <style:paragraph-properties fo:break-before="page"/>
      <style:text-properties officeooo:rsid="0ba3b373" officeooo:paragraph-rsid="0ba3b373"/>
    </style:style>
    <style:style style:name="P171" style:family="paragraph" style:parent-style-name="Main_20_title" style:master-page-name="Standard">
      <style:paragraph-properties style:page-number="auto"/>
      <style:text-properties officeooo:rsid="08e108cb" officeooo:paragraph-rsid="09efdfef" fo:background-color="transparent"/>
    </style:style>
    <style:style style:name="P172" style:family="paragraph" style:parent-style-name="Console">
      <loext:graphic-properties draw:fill-color="#dddddd"/>
      <style:text-properties style:font-name="Ubuntu1" fo:font-weight="bold" officeooo:rsid="0c01a313" officeooo:paragraph-rsid="0c01a313" style:font-weight-asian="bold" style:font-weight-complex="bold"/>
    </style:style>
    <style:style style:name="P173" style:family="paragraph" style:parent-style-name="Console">
      <loext:graphic-properties draw:fill-color="#dddddd"/>
      <style:text-properties style:font-name="Ubuntu1" fo:font-weight="bold" officeooo:rsid="0c01a313" officeooo:paragraph-rsid="0c032625" style:font-weight-asian="bold" style:font-weight-complex="bold"/>
    </style:style>
    <style:style style:name="P174" style:family="paragraph" style:parent-style-name="Console">
      <loext:graphic-properties draw:fill-color="#dddddd"/>
      <style:text-properties style:font-name="Ubuntu1" fo:font-weight="bold" officeooo:rsid="0c01a313" officeooo:paragraph-rsid="0c049255" style:font-weight-asian="bold" style:font-weight-complex="bold"/>
    </style:style>
    <style:style style:name="P175" style:family="paragraph" style:parent-style-name="Console">
      <style:text-properties style:font-name="monospace" fo:font-weight="normal" officeooo:rsid="0b98820f" officeooo:paragraph-rsid="0c00bb31" style:font-weight-asian="normal" style:font-weight-complex="normal"/>
    </style:style>
    <style:style style:name="P176" style:family="paragraph" style:parent-style-name="Console" style:list-style-name="">
      <style:text-properties style:font-name="monospace" fo:font-weight="normal" officeooo:rsid="0b98820f" officeooo:paragraph-rsid="0c01a313" style:font-weight-asian="normal" style:font-weight-complex="normal"/>
    </style:style>
    <style:style style:name="P177" style:family="paragraph" style:parent-style-name="Console" style:list-style-name="">
      <style:text-properties style:font-name="monospace" fo:font-weight="normal" officeooo:rsid="0b98820f" officeooo:paragraph-rsid="0c032625" style:font-weight-asian="normal" style:font-weight-complex="normal"/>
    </style:style>
    <style:style style:name="P178" style:family="paragraph" style:parent-style-name="Console" style:list-style-name="">
      <style:text-properties style:font-name="monospace" fo:font-weight="normal" officeooo:rsid="0b98820f" officeooo:paragraph-rsid="0c049255" style:font-weight-asian="normal" style:font-weight-complex="normal"/>
    </style:style>
    <style:style style:name="P179" style:family="paragraph" style:parent-style-name="Console" style:list-style-name="">
      <style:text-properties style:font-name="monospace" fo:font-weight="normal" officeooo:rsid="0b98820f" officeooo:paragraph-rsid="0c049255" fo:background-color="transparent" style:font-weight-asian="normal" style:font-weight-complex="normal"/>
    </style:style>
    <style:style style:name="P180" style:family="paragraph" style:parent-style-name="Console">
      <style:text-properties style:font-name="monospace" fo:font-weight="normal" officeooo:rsid="0b98820f" officeooo:paragraph-rsid="0c00bb31" fo:background-color="transparent" style:font-weight-asian="normal" style:font-weight-complex="normal"/>
    </style:style>
    <style:style style:name="P181" style:family="paragraph" style:parent-style-name="Console" style:list-style-name="">
      <style:text-properties style:font-name="monospace" officeooo:paragraph-rsid="0c01a313"/>
    </style:style>
    <style:style style:name="P182" style:family="paragraph" style:parent-style-name="Console" style:list-style-name="">
      <style:paragraph-properties>
        <style:tab-stops>
          <style:tab-stop style:position="5.1134in"/>
        </style:tab-stops>
      </style:paragraph-properties>
      <style:text-properties style:font-name="monospace" officeooo:paragraph-rsid="0c01a313" fo:background-color="transparent"/>
    </style:style>
    <style:style style:name="P183" style:family="paragraph" style:parent-style-name="Console" style:list-style-name="">
      <style:paragraph-properties>
        <style:tab-stops>
          <style:tab-stop style:position="5.1134in"/>
        </style:tab-stops>
      </style:paragraph-properties>
      <style:text-properties style:font-name="monospace" officeooo:rsid="0c032625" officeooo:paragraph-rsid="0c032625" fo:background-color="transparent"/>
    </style:style>
    <style:style style:name="P184" style:family="paragraph" style:parent-style-name="_33_._20_Level_20_Subtitle" style:list-style-name="">
      <style:paragraph-properties fo:text-align="start" style:justify-single-word="false" fo:keep-together="always">
        <style:tab-stops/>
      </style:paragraph-properties>
      <style:text-properties officeooo:rsid="0bf2bcf2" officeooo:paragraph-rsid="0bf2bcf2"/>
    </style:style>
    <style:style style:name="P185" style:family="paragraph" style:parent-style-name="_33_._20_Level_20_Subtitle" style:list-style-name="">
      <style:paragraph-properties fo:text-align="start" style:justify-single-word="false" fo:keep-together="always">
        <style:tab-stops/>
      </style:paragraph-properties>
    </style:style>
    <style:style style:name="P186" style:family="paragraph" style:parent-style-name="_33_._20_Level_20_Subtitle" style:list-style-name="">
      <style:paragraph-properties fo:text-align="start" style:justify-single-word="false" fo:keep-together="always">
        <style:tab-stops/>
      </style:paragraph-properties>
      <style:text-properties officeooo:paragraph-rsid="0bec6c33"/>
    </style:style>
    <style:style style:name="P187" style:family="paragraph" style:parent-style-name="_33_._20_Level_20_Subtitle">
      <style:text-properties officeooo:paragraph-rsid="0bec6c33"/>
    </style:style>
    <style:style style:name="P188" style:family="paragraph" style:parent-style-name="_33_._20_Level_20_Subtitle">
      <style:text-properties officeooo:paragraph-rsid="0beeba3b"/>
    </style:style>
    <style:style style:name="P189" style:family="paragraph" style:parent-style-name="_33_._20_Level_20_Subtitle">
      <style:text-properties officeooo:rsid="0bbc1cbb" officeooo:paragraph-rsid="0bbc1cbb"/>
    </style:style>
    <style:style style:name="P190" style:family="paragraph" style:parent-style-name="_33_._20_Level_20_Subtitle">
      <style:text-properties officeooo:rsid="0bbc58d6" officeooo:paragraph-rsid="0bbc58d6"/>
    </style:style>
    <style:style style:name="P191" style:family="paragraph" style:parent-style-name="_33_._20_Level_20_Subtitle">
      <style:text-properties officeooo:rsid="0c00bb31" officeooo:paragraph-rsid="0c00bb31"/>
    </style:style>
    <style:style style:name="P192" style:family="paragraph" style:parent-style-name="_33_._20_Level_20_Subtitle">
      <style:text-properties officeooo:rsid="0c01a313" officeooo:paragraph-rsid="0c01a313"/>
    </style:style>
    <style:style style:name="P193" style:family="paragraph" style:parent-style-name="_33_._20_Level_20_Subtitle">
      <style:text-properties officeooo:rsid="0c032625" officeooo:paragraph-rsid="0c032625"/>
    </style:style>
    <style:style style:name="P194" style:family="paragraph" style:parent-style-name="_33_._20_Level_20_Subtitle">
      <style:text-properties officeooo:rsid="0c032625" officeooo:paragraph-rsid="0c049255"/>
    </style:style>
    <style:style style:name="P195" style:family="paragraph" style:parent-style-name="_33_._20_Level_20_Subtitle">
      <style:paragraph-properties fo:break-before="page"/>
    </style:style>
    <style:style style:name="P196" style:family="paragraph" style:parent-style-name="_33_._20_Level_20_Subtitle">
      <style:paragraph-properties fo:break-before="page"/>
      <style:text-properties officeooo:rsid="0bf2bcf2" officeooo:paragraph-rsid="0bf2bcf2"/>
    </style:style>
    <style:style style:name="P197" style:family="paragraph" style:parent-style-name="_33_._20_Level_20_Subtitle">
      <style:paragraph-properties fo:break-before="page"/>
      <style:text-properties officeooo:paragraph-rsid="0bec6c33"/>
    </style:style>
    <style:style style:name="P198" style:family="paragraph" style:parent-style-name="_33_._20_Level_20_Subtitle" style:master-page-name="">
      <style:paragraph-properties style:page-number="auto"/>
      <style:text-properties officeooo:paragraph-rsid="0bca3a20"/>
    </style:style>
    <style:style style:name="P199" style:family="paragraph" style:parent-style-name="_33_._20_Level_20_Subtitle">
      <style:paragraph-properties fo:margin-left="0in" fo:margin-right="0in" fo:text-indent="0in" style:auto-text-indent="false"/>
      <style:text-properties style:font-name="monospace" fo:font-weight="normal" officeooo:rsid="0bd958e3" officeooo:paragraph-rsid="0c00bb31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b9e2a48" style:font-weight-asian="bold" style:font-weight-complex="bold"/>
    </style:style>
    <style:style style:name="T3" style:family="text">
      <style:text-properties fo:font-weight="bold" officeooo:rsid="0bf2bcf2" style:font-weight-asian="bold" style:font-weight-complex="bold"/>
    </style:style>
    <style:style style:name="T4" style:family="text">
      <style:text-properties fo:font-weight="bold" officeooo:rsid="0bfa8bef" style:font-weight-asian="bold" style:font-weight-complex="bold"/>
    </style:style>
    <style:style style:name="T5" style:family="text">
      <style:text-properties fo:font-weight="bold" officeooo:rsid="0bfc5d5d" style:font-weight-asian="bold" style:font-weight-complex="bold"/>
    </style:style>
    <style:style style:name="T6" style:family="text">
      <style:text-properties fo:font-weight="bold" officeooo:rsid="0c032625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c01a313" fo:background-color="transparent" loext:char-shading-value="0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c032625" fo:background-color="#ffff00" loext:char-shading-value="0" style:font-weight-asian="bold" style:font-weight-complex="bold"/>
    </style:style>
    <style:style style:name="T12" style:family="text">
      <style:text-properties fo:font-weight="bold" officeooo:rsid="0c032625" fo:background-color="#ffff00" loext:char-shading-value="0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size="10pt" style:font-size-asian="10pt"/>
    </style:style>
    <style:style style:name="T15" style:family="text">
      <style:text-properties fo:color="#000000" fo:font-size="10pt" style:font-size-asian="10pt" style:font-size-complex="10pt"/>
    </style:style>
    <style:style style:name="T16" style:family="text">
      <style:text-properties fo:color="#000000" fo:font-size="10pt" officeooo:rsid="0bc2a3f4" style:font-size-asian="10pt"/>
    </style:style>
    <style:style style:name="T17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fo:font-size="10pt" fo:font-style="italic" style:font-size-asian="10pt" style:font-style-asian="italic"/>
    </style:style>
    <style:style style:name="T19" style:family="text">
      <style:text-properties fo:color="#000000" fo:font-size="10pt" fo:font-weight="bold" style:font-size-asian="10pt" style:font-weight-asian="bold"/>
    </style:style>
    <style:style style:name="T20" style:family="text">
      <style:text-properties fo:color="#000000" fo:font-size="10pt" fo:font-weight="bold" officeooo:rsid="0bc2a3f4" style:font-size-asian="10pt" style:font-weight-asian="bold"/>
    </style:style>
    <style:style style:name="T21" style:family="text">
      <style:text-properties fo:color="#000000" fo:font-size="10pt" fo:font-weight="normal" style:font-size-asian="10pt" style:font-weight-asian="normal" style:font-size-complex="12pt" style:font-weight-complex="normal"/>
    </style:style>
    <style:style style:name="T22" style:family="text">
      <style:text-properties fo:color="#000000" fo:font-size="9pt" style:font-size-asian="9pt" style:font-size-complex="9pt"/>
    </style:style>
    <style:style style:name="T23" style:family="text">
      <style:text-properties fo:color="#000000" fo:font-size="9pt" officeooo:rsid="0bcbd285" style:font-size-asian="9pt" style:font-size-complex="9pt"/>
    </style:style>
    <style:style style:name="T24" style:family="text">
      <style:text-properties fo:color="#000000" fo:font-size="9pt" officeooo:rsid="0bceb413" style:font-size-asian="9pt" style:font-size-complex="9pt"/>
    </style:style>
    <style:style style:name="T25" style:family="text">
      <style:text-properties fo:color="#000000" fo:font-size="9pt" officeooo:rsid="0bcee3b7" style:font-size-asian="9pt" style:font-size-complex="9pt"/>
    </style:style>
    <style:style style:name="T26" style:family="text">
      <style:text-properties fo:color="#000000" fo:font-size="9pt" officeooo:rsid="0bd3ff6b" style:font-size-asian="9pt" style:font-size-complex="9pt"/>
    </style:style>
    <style:style style:name="T27" style:family="text">
      <style:text-properties fo:color="#000000" fo:font-size="9pt" officeooo:rsid="0bcdaee4" style:font-size-asian="9pt" style:font-size-complex="9pt"/>
    </style:style>
    <style:style style:name="T28" style:family="text">
      <style:text-properties fo:color="#000000" fo:font-size="9pt" officeooo:rsid="0be6b863" style:font-size-asian="9pt" style:font-size-complex="9pt"/>
    </style:style>
    <style:style style:name="T29" style:family="text">
      <style:text-properties fo:color="#000000" fo:font-size="9pt" officeooo:rsid="0bfb6e67" style:font-size-asian="9pt" style:font-size-complex="9pt"/>
    </style:style>
    <style:style style:name="T30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1" style:family="text">
      <style:text-properties fo:color="#000000" fo:font-size="9pt" fo:font-weight="bold" officeooo:rsid="0bcee3b7" style:font-size-asian="9pt" style:font-weight-asian="bold" style:font-size-complex="9pt" style:font-weight-complex="bold"/>
    </style:style>
    <style:style style:name="T32" style:family="text">
      <style:text-properties fo:color="#000000" fo:font-size="9pt" fo:font-weight="bold" officeooo:rsid="0bd76f79" style:font-size-asian="9pt" style:font-weight-asian="bold" style:font-size-complex="9pt" style:font-weight-complex="bold"/>
    </style:style>
    <style:style style:name="T33" style:family="text">
      <style:text-properties fo:color="#000000" fo:font-size="9pt" fo:font-weight="bold" officeooo:rsid="0bdc6e29" style:font-size-asian="9pt" style:font-weight-asian="bold" style:font-size-complex="9pt" style:font-weight-complex="bold"/>
    </style:style>
    <style:style style:name="T34" style:family="text">
      <style:text-properties fo:color="#000000" fo:font-size="9pt" fo:font-weight="bold" officeooo:rsid="0bdd2662" style:font-size-asian="9pt" style:font-weight-asian="bold" style:font-size-complex="9pt" style:font-weight-complex="bold"/>
    </style:style>
    <style:style style:name="T35" style:family="text">
      <style:text-properties fo:color="#000000" fo:font-size="9pt" fo:font-weight="bold" officeooo:rsid="0be3a6e4" style:font-size-asian="9pt" style:font-weight-asian="bold" style:font-size-complex="9pt" style:font-weight-complex="bold"/>
    </style:style>
    <style:style style:name="T36" style:family="text">
      <style:text-properties fo:color="#000000" fo:font-size="9pt" fo:font-weight="bold" officeooo:rsid="0be6b863" style:font-size-asian="9pt" style:font-weight-asian="bold" style:font-size-complex="9pt" style:font-weight-complex="bold"/>
    </style:style>
    <style:style style:name="T37" style:family="text">
      <style:text-properties fo:color="#000000" fo:font-size="9pt" fo:font-weight="bold" officeooo:rsid="0be891d7" style:font-size-asian="9pt" style:font-weight-asian="bold" style:font-size-complex="9pt" style:font-weight-complex="bold"/>
    </style:style>
    <style:style style:name="T38" style:family="text">
      <style:text-properties fo:color="#000000" fo:font-size="9pt" fo:font-weight="bold" officeooo:rsid="0bfb6e67" style:font-size-asian="9pt" style:font-weight-asian="bold" style:font-size-complex="9pt" style:font-weight-complex="bold"/>
    </style:style>
    <style:style style:name="T39" style:family="text">
      <style:text-properties fo:color="#000000" fo:font-size="9pt" fo:font-weight="bold" officeooo:rsid="0bceb413" fo:background-color="transparent" loext:char-shading-value="0" style:font-size-asian="9pt" style:font-weight-asian="bold" style:font-size-complex="9pt" style:font-weight-complex="bold"/>
    </style:style>
    <style:style style:name="T40" style:family="text">
      <style:text-properties fo:color="#000000" fo:font-size="9pt" fo:font-weight="bold" officeooo:rsid="0beeba3b" fo:background-color="transparent" loext:char-shading-value="0" style:font-size-asian="9pt" style:font-weight-asian="bold" style:font-size-complex="9pt" style:font-weight-complex="bold"/>
    </style:style>
    <style:style style:name="T41" style:family="text">
      <style:text-properties fo:color="#000000" fo:font-size="9pt" fo:font-weight="bold" officeooo:rsid="0befc980" fo:background-color="transparent" loext:char-shading-value="0" style:font-size-asian="9pt" style:font-weight-asian="bold" style:font-size-complex="9pt" style:font-weight-complex="bold"/>
    </style:style>
    <style:style style:name="T42" style:family="text">
      <style:text-properties fo:color="#000000" fo:font-size="9pt" fo:font-weight="normal" officeooo:rsid="0bcdaee4" fo:background-color="transparent" loext:char-shading-value="0" style:font-size-asian="9pt" style:font-weight-asian="normal" style:font-size-complex="9pt" style:font-weight-complex="normal"/>
    </style:style>
    <style:style style:name="T43" style:family="text">
      <style:text-properties fo:color="#000000" fo:font-size="9pt" fo:font-weight="normal" officeooo:rsid="0bceb413" fo:background-color="transparent" loext:char-shading-value="0" style:font-size-asian="9pt" style:font-weight-asian="normal" style:font-size-complex="9pt" style:font-weight-complex="normal"/>
    </style:style>
    <style:style style:name="T44" style:family="text">
      <style:text-properties fo:color="#000000" fo:font-size="9pt" fo:font-weight="normal" officeooo:rsid="0bcdaee4" style:font-size-asian="9pt" style:font-weight-asian="normal" style:font-size-complex="9pt" style:font-weight-complex="normal"/>
    </style:style>
    <style:style style:name="T45" style:family="text">
      <style:text-properties fo:color="#000000" fo:font-size="9pt" fo:font-weight="normal" officeooo:rsid="0bceb413" style:font-size-asian="9pt" style:font-weight-asian="normal" style:font-size-complex="9pt" style:font-weight-complex="normal"/>
    </style:style>
    <style:style style:name="T46" style:family="text">
      <style:text-properties fo:color="#000000" fo:font-weight="bold"/>
    </style:style>
    <style:style style:name="T47" style:family="text">
      <style:text-properties fo:color="#000000" fo:font-weight="bold" fo:background-color="transparent" loext:char-shading-value="0"/>
    </style:style>
    <style:style style:name="T48" style:family="text">
      <style:text-properties fo:color="#000000" fo:font-weight="bold" fo:background-color="transparent" loext:char-shading-value="0" style:font-weight-asian="bold" style:font-weight-complex="bold"/>
    </style:style>
    <style:style style:name="T49" style:family="text">
      <style:text-properties fo:color="#000000" fo:font-weight="bold" fo:background-color="transparent" loext:char-shading-value="0" style:font-weight-asian="bold" style:font-weight-complex="bold"/>
    </style:style>
    <style:style style:name="T50" style:family="text">
      <style:text-properties fo:color="#000000" fo:font-weight="bold" fo:background-color="transparent" loext:char-shading-value="0"/>
    </style:style>
    <style:style style:name="T51" style:family="text">
      <style:text-properties fo:color="#000000" fo:font-weight="bold" style:font-weight-asian="bold" style:font-weight-complex="bold"/>
    </style:style>
    <style:style style:name="T52" style:family="text">
      <style:text-properties fo:color="#000000" fo:font-weight="bold" fo:background-color="#ffffff" loext:char-shading-value="0"/>
    </style:style>
    <style:style style:name="T53" style:family="text">
      <style:text-properties fo:color="#000000" fo:font-weight="bold" fo:background-color="#ffffff" loext:char-shading-value="0" style:font-weight-asian="bold" style:font-weight-complex="bold"/>
    </style:style>
    <style:style style:name="T54" style:family="text">
      <style:text-properties fo:color="#000000" fo:font-weight="bold" fo:background-color="#ffffff" loext:char-shading-value="0"/>
    </style:style>
    <style:style style:name="T55" style:family="text">
      <style:text-properties fo:color="#000000" fo:font-weight="bold" fo:background-color="#ffff00" loext:char-shading-value="0" style:font-weight-asian="bold" style:font-weight-complex="bold"/>
    </style:style>
    <style:style style:name="T56" style:family="text">
      <style:text-properties fo:color="#000000" fo:font-weight="bold" fo:background-color="#ffff00" loext:char-shading-value="0" style:font-weight-asian="bold" style:font-weight-complex="bold"/>
    </style:style>
    <style:style style:name="T57" style:family="text">
      <style:text-properties fo:color="#000000" fo:font-weight="bold" officeooo:rsid="0c049255" fo:background-color="#ffff00" loext:char-shading-value="0" style:font-weight-asian="bold" style:font-weight-complex="bold"/>
    </style:style>
    <style:style style:name="T58" style:family="text">
      <style:text-properties fo:color="#000000" fo:font-weight="bold" officeooo:rsid="0c05ad4b" fo:background-color="#ffff00" loext:char-shading-value="0" style:font-weight-asian="bold" style:font-weight-complex="bold"/>
    </style:style>
    <style:style style:name="T59" style:family="text">
      <style:text-properties fo:color="#000000" fo:font-weight="bold" fo:background-color="#ffffff"/>
    </style:style>
    <style:style style:name="T60" style:family="text">
      <style:text-properties fo:color="#000000" style:font-name="monospace" fo:font-size="9pt" officeooo:rsid="0bceb413" style:font-size-asian="9pt" style:font-size-complex="9pt"/>
    </style:style>
    <style:style style:name="T61" style:family="text">
      <style:text-properties fo:color="#000000" fo:font-weight="normal" fo:background-color="transparent" loext:char-shading-value="0" style:font-weight-asian="normal" style:font-weight-complex="normal"/>
    </style:style>
    <style:style style:name="T62" style:family="text">
      <style:text-properties fo:color="#000000" fo:font-weight="normal" style:font-weight-asian="normal" style:font-weight-complex="normal"/>
    </style:style>
    <style:style style:name="T63" style:family="text">
      <style:text-properties fo:color="#000000" fo:font-weight="normal" officeooo:rsid="0bcdaee4" style:font-weight-asian="normal" style:font-weight-complex="normal"/>
    </style:style>
    <style:style style:name="T64" style:family="text">
      <style:text-properties fo:color="#000000" fo:font-weight="normal" officeooo:rsid="0bceb413" style:font-weight-asian="normal" style:font-weight-complex="normal"/>
    </style:style>
    <style:style style:name="T65" style:family="text">
      <style:text-properties fo:color="#000000" fo:font-size="6pt" fo:font-weight="normal" officeooo:rsid="0bcdaee4" fo:background-color="transparent" loext:char-shading-value="0" style:font-size-asian="6pt" style:font-weight-asian="normal" style:font-size-complex="6pt" style:font-weight-complex="normal"/>
    </style:style>
    <style:style style:name="T66" style:family="text">
      <style:text-properties fo:color="#000000" fo:font-size="6pt" fo:font-weight="normal" officeooo:rsid="0bceb413" fo:background-color="transparent" loext:char-shading-value="0" style:font-size-asian="6pt" style:font-weight-asian="normal" style:font-size-complex="6pt" style:font-weight-complex="normal"/>
    </style:style>
    <style:style style:name="T67" style:family="text">
      <style:text-properties fo:color="#000000" fo:font-size="6pt" officeooo:rsid="0bceb413" fo:background-color="transparent" loext:char-shading-value="0" style:font-size-asian="6pt" style:font-size-complex="6pt"/>
    </style:style>
    <style:style style:name="T68" style:family="text">
      <style:text-properties fo:color="#000000" style:font-name="Andale Mono" fo:font-size="9pt" fo:font-weight="bold" style:font-size-asian="9pt" style:font-weight-asian="bold" style:font-size-complex="9pt" style:font-weight-complex="bold"/>
    </style:style>
    <style:style style:name="T69" style:family="text">
      <style:text-properties fo:color="#000000" style:font-name="Andale Mono" fo:font-size="9pt" style:font-size-asian="9pt" style:font-size-complex="9pt"/>
    </style:style>
    <style:style style:name="T70" style:family="text">
      <style:text-properties fo:color="#000000" fo:font-size="8pt" style:font-size-asian="8pt" style:font-size-complex="8pt"/>
    </style:style>
    <style:style style:name="T71" style:family="text">
      <style:text-properties fo:color="#000000" fo:background-color="#ffffff" loext:char-shading-value="0"/>
    </style:style>
    <style:style style:name="T72" style:family="text">
      <style:text-properties fo:color="#000000" fo:background-color="#ffffff" loext:char-shading-value="0"/>
    </style:style>
    <style:style style:name="T73" style:family="text">
      <style:text-properties fo:color="#000000" fo:background-color="transparent" loext:char-shading-value="0"/>
    </style:style>
    <style:style style:name="T74" style:family="text">
      <style:text-properties fo:color="#000000" fo:background-color="transparent" loext:char-shading-value="0"/>
    </style:style>
    <style:style style:name="T75" style:family="text">
      <style:text-properties fo:color="#000000" fo:background-color="#ffffff"/>
    </style:style>
    <style:style style:name="T76" style:family="text">
      <style:text-properties style:use-window-font-color="true" fo:font-size="10pt" fo:font-weight="normal" fo:background-color="transparent" loext:char-shading-value="0" style:font-size-asian="10pt" style:font-weight-asian="normal" style:font-size-complex="12pt" style:font-weight-complex="normal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officeooo:rsid="0ba0e472"/>
    </style:style>
    <style:style style:name="T79" style:family="text">
      <style:text-properties officeooo:rsid="0ba23a72"/>
    </style:style>
    <style:style style:name="T80" style:family="text">
      <style:text-properties officeooo:rsid="0ba67925"/>
    </style:style>
    <style:style style:name="T81" style:family="text">
      <style:text-properties officeooo:rsid="0bb2b7d4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bbee055" style:font-style-asian="italic" style:font-style-complex="italic"/>
    </style:style>
    <style:style style:name="T84" style:family="text">
      <style:text-properties officeooo:rsid="0bbe061e"/>
    </style:style>
    <style:style style:name="T85" style:family="text">
      <style:text-properties fo:color="#008080"/>
    </style:style>
    <style:style style:name="T86" style:family="text">
      <style:text-properties fo:color="#008080" fo:font-size="10pt" style:font-size-asian="10pt" style:font-size-complex="10pt"/>
    </style:style>
    <style:style style:name="T87" style:family="text">
      <style:text-properties fo:color="#008080" fo:font-weight="bold" style:font-weight-asian="bold" style:font-weight-complex="bold"/>
    </style:style>
    <style:style style:name="T88" style:family="text">
      <style:text-properties fo:color="#3f7f7f"/>
    </style:style>
    <style:style style:name="T89" style:family="text">
      <style:text-properties fo:color="#3f7f7f" fo:font-size="10pt" style:font-size-asian="10pt" style:font-size-complex="10pt"/>
    </style:style>
    <style:style style:name="T90" style:family="text">
      <style:text-properties fo:color="#3f7f7f" fo:font-weight="bold" style:font-weight-asian="bold" style:font-weight-complex="bold"/>
    </style:style>
    <style:style style:name="T91" style:family="text">
      <style:text-properties fo:color="#7f007f"/>
    </style:style>
    <style:style style:name="T92" style:family="text">
      <style:text-properties fo:color="#7f007f" fo:font-size="10pt" style:font-size-asian="10pt" style:font-size-complex="10pt"/>
    </style:style>
    <style:style style:name="T93" style:family="text">
      <style:text-properties fo:color="#31363b"/>
    </style:style>
    <style:style style:name="T94" style:family="text">
      <style:text-properties fo:color="#31363b" fo:font-size="10pt" style:font-size-asian="10pt" style:font-size-complex="10pt"/>
    </style:style>
    <style:style style:name="T95" style:family="text">
      <style:text-properties fo:color="#31363b" style:text-underline-style="solid" style:text-underline-width="auto" style:text-underline-color="font-color"/>
    </style:style>
    <style:style style:name="T96" style:family="text">
      <style:text-properties fo:color="#31363b" officeooo:rsid="0bbf46be"/>
    </style:style>
    <style:style style:name="T97" style:family="text">
      <style:text-properties fo:color="#31363b" fo:font-weight="bold" style:font-weight-asian="bold" style:font-weight-complex="bold"/>
    </style:style>
    <style:style style:name="T98" style:family="text">
      <style:text-properties fo:color="#31363b" officeooo:rsid="0bc0d5f6"/>
    </style:style>
    <style:style style:name="T99" style:family="text">
      <style:text-properties fo:color="#2a00ff" fo:font-size="10pt" fo:font-style="italic" style:font-size-asian="10pt" style:font-style-asian="italic" style:font-size-complex="10pt"/>
    </style:style>
    <style:style style:name="T100" style:family="text">
      <style:text-properties fo:color="#2a00ff" fo:font-size="10pt" style:font-size-asian="10pt"/>
    </style:style>
    <style:style style:name="T101" style:family="text">
      <style:text-properties fo:color="#2a00ff" fo:font-style="italic" style:font-style-asian="italic"/>
    </style:style>
    <style:style style:name="T102" style:family="text">
      <style:text-properties officeooo:rsid="0bc20278"/>
    </style:style>
    <style:style style:name="T103" style:family="text">
      <style:text-properties fo:color="#7f0055" fo:font-size="10pt" fo:font-weight="bold" style:font-size-asian="10pt" style:font-weight-asian="bold"/>
    </style:style>
    <style:style style:name="T104" style:family="text">
      <style:text-properties fo:color="#7f0055" fo:font-size="10pt" fo:font-weight="bold" style:font-size-asian="10pt" style:font-weight-asian="bold" style:font-size-complex="10pt"/>
    </style:style>
    <style:style style:name="T105" style:family="text">
      <style:text-properties fo:color="#0000c0" fo:font-size="10pt" fo:font-style="italic" fo:font-weight="bold" style:font-size-asian="10pt" style:font-style-asian="italic" style:font-weight-asian="bold"/>
    </style:style>
    <style:style style:name="T106" style:family="text">
      <style:text-properties fo:color="#0000c0" fo:font-size="10pt" style:text-underline-style="solid" style:text-underline-width="auto" style:text-underline-color="font-color" style:font-size-asian="10pt"/>
    </style:style>
    <style:style style:name="T107" style:family="text">
      <style:text-properties fo:color="#0000c0" fo:font-size="10pt" style:font-size-asian="10pt"/>
    </style:style>
    <style:style style:name="T108" style:family="text">
      <style:text-properties fo:color="#6a3e3e" fo:font-size="10pt" style:font-size-asian="10pt"/>
    </style:style>
    <style:style style:name="T109" style:family="text">
      <style:text-properties fo:color="#6a3e3e" fo:font-size="10pt" fo:background-color="#f0d8a8" loext:char-shading-value="0" style:font-size-asian="10pt"/>
    </style:style>
    <style:style style:name="T110" style:family="text">
      <style:text-properties fo:color="#6a3e3e" fo:font-size="10pt" fo:background-color="transparent" loext:char-shading-value="0" style:font-size-asian="10pt"/>
    </style:style>
    <style:style style:name="T111" style:family="text">
      <style:text-properties fo:background-color="transparent" loext:char-shading-value="0"/>
    </style:style>
    <style:style style:name="T112" style:family="text">
      <style:text-properties fo:background-color="transparent" loext:char-shading-value="0"/>
    </style:style>
    <style:style style:name="T113" style:family="text">
      <style:text-properties officeooo:rsid="0bca3a20"/>
    </style:style>
    <style:style style:name="T114" style:family="text">
      <style:text-properties officeooo:rsid="0bcb9912"/>
    </style:style>
    <style:style style:name="T115" style:family="text">
      <style:text-properties fo:font-size="12pt" fo:font-weight="normal" officeooo:rsid="0bcb9912" style:font-size-asian="12pt" style:font-weight-asian="normal" style:font-size-complex="12pt" style:font-weight-complex="normal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b9e2a48" style:font-weight-asian="normal" style:font-weight-complex="normal"/>
    </style:style>
    <style:style style:name="T118" style:family="text">
      <style:text-properties fo:font-weight="normal" officeooo:rsid="0bfd1309" style:font-weight-asian="normal" style:font-weight-complex="normal"/>
    </style:style>
    <style:style style:name="T119" style:family="text">
      <style:text-properties fo:color="#18b2b2"/>
    </style:style>
    <style:style style:name="T120" style:family="text">
      <style:text-properties fo:color="#18b2b2" fo:font-weight="normal" fo:background-color="transparent" loext:char-shading-value="0" style:font-weight-asian="normal" style:font-weight-complex="normal"/>
    </style:style>
    <style:style style:name="T121" style:family="text">
      <style:text-properties fo:color="#18b2b2" fo:font-weight="normal" style:font-weight-asian="normal" style:font-weight-complex="normal"/>
    </style:style>
    <style:style style:name="T122" style:family="text">
      <style:text-properties fo:color="#18b2b2" fo:font-size="9pt" officeooo:rsid="0be6b863" style:font-size-asian="9pt" style:font-size-complex="9pt"/>
    </style:style>
    <style:style style:name="T123" style:family="text">
      <style:text-properties fo:color="#18b2b2" fo:background-color="#ffffff" loext:char-shading-value="0"/>
    </style:style>
    <style:style style:name="T124" style:family="text">
      <style:text-properties fo:color="#18b2b2" fo:background-color="#ffffff" loext:char-shading-value="0"/>
    </style:style>
    <style:style style:name="T125" style:family="text">
      <style:text-properties fo:color="#18b2b2" fo:background-color="transparent" loext:char-shading-value="0"/>
    </style:style>
    <style:style style:name="T126" style:family="text">
      <style:text-properties fo:color="#18b2b2" fo:background-color="transparent" loext:char-shading-value="0"/>
    </style:style>
    <style:style style:name="T127" style:family="text">
      <style:text-properties fo:color="#18b2b2" fo:font-weight="bold" fo:background-color="transparent" loext:char-shading-value="0" style:font-weight-asian="bold" style:font-weight-complex="bold"/>
    </style:style>
    <style:style style:name="T128" style:family="text">
      <style:text-properties fo:color="#18b2b2" fo:font-weight="bold" style:font-weight-asian="bold" style:font-weight-complex="bold"/>
    </style:style>
    <style:style style:name="T129" style:family="text">
      <style:text-properties fo:color="#18b2b2" fo:background-color="#ffffff"/>
    </style:style>
    <style:style style:name="T130" style:family="text">
      <style:text-properties style:font-name="Andale Mono" fo:font-size="9pt" style:font-size-asian="9pt" style:font-size-complex="9pt"/>
    </style:style>
    <style:style style:name="T131" style:family="text">
      <style:text-properties style:font-name="Andale Mono" fo:font-size="9pt" fo:font-weight="bold" style:font-size-asian="9pt" style:font-weight-asian="bold" style:font-size-complex="9pt" style:font-weight-complex="bold"/>
    </style:style>
    <style:style style:name="T132" style:family="text">
      <style:text-properties officeooo:rsid="0bceb413"/>
    </style:style>
    <style:style style:name="T133" style:family="text">
      <style:text-properties fo:color="#1818b2" fo:font-size="9pt" fo:font-weight="bold" officeooo:rsid="0bceb413" style:font-size-asian="9pt" style:font-weight-asian="bold" style:font-size-complex="9pt" style:font-weight-complex="bold"/>
    </style:style>
    <style:style style:name="T134" style:family="text">
      <style:text-properties fo:color="#1818b2" fo:font-size="9pt" fo:font-weight="bold" officeooo:rsid="0bd26dcf" style:font-size-asian="9pt" style:font-weight-asian="bold" style:font-size-complex="9pt" style:font-weight-complex="bold"/>
    </style:style>
    <style:style style:name="T135" style:family="text">
      <style:text-properties fo:color="#1818b2" fo:font-size="9pt" fo:font-weight="bold" officeooo:rsid="0bd8c6c2" style:font-size-asian="9pt" style:font-weight-asian="bold" style:font-size-complex="9pt" style:font-weight-complex="bold"/>
    </style:style>
    <style:style style:name="T136" style:family="text">
      <style:text-properties fo:color="#1818b2" fo:font-size="9pt" fo:font-weight="bold" officeooo:rsid="0be3a6e4" style:font-size-asian="9pt" style:font-weight-asian="bold" style:font-size-complex="9pt" style:font-weight-complex="bold"/>
    </style:style>
    <style:style style:name="T137" style:family="text">
      <style:text-properties fo:color="#1818b2" fo:font-size="9pt" fo:font-weight="bold" officeooo:rsid="0bceb413" fo:background-color="transparent" loext:char-shading-value="0" style:font-size-asian="9pt" style:font-weight-asian="bold" style:font-size-complex="9pt" style:font-weight-complex="bold"/>
    </style:style>
    <style:style style:name="T138" style:family="text">
      <style:text-properties fo:color="#1818b2" fo:font-size="6pt" fo:font-weight="bold" officeooo:rsid="0bceb413" fo:background-color="transparent" loext:char-shading-value="0" style:font-size-asian="6pt" style:font-weight-asian="bold" style:font-size-complex="6pt" style:font-weight-complex="bold"/>
    </style:style>
    <style:style style:name="T139" style:family="text">
      <style:text-properties fo:color="#1818b2" fo:font-weight="bold" officeooo:rsid="0bd958e3" style:font-weight-asian="bold" style:font-weight-complex="bold"/>
    </style:style>
    <style:style style:name="T140" style:family="text">
      <style:text-properties fo:color="#1818b2" fo:font-weight="bold" officeooo:rsid="0bceb413" style:font-weight-asian="bold" style:font-weight-complex="bold"/>
    </style:style>
    <style:style style:name="T141" style:family="text">
      <style:text-properties fo:color="#686868" style:font-name="Andale Mono" fo:font-size="9pt" style:font-size-asian="9pt" style:font-size-complex="9pt"/>
    </style:style>
    <style:style style:name="T142" style:family="text">
      <style:text-properties fo:color="#54ff54" style:font-name="Andale Mono" fo:font-size="9pt" fo:font-weight="bold" style:font-size-asian="9pt" style:font-size-complex="9pt"/>
    </style:style>
    <style:style style:name="T143" style:family="text">
      <style:text-properties fo:color="#54ff54" fo:font-weight="bold" fo:background-color="transparent" loext:char-shading-value="0"/>
    </style:style>
    <style:style style:name="T144" style:family="text">
      <style:text-properties officeooo:rsid="0bdc6e29"/>
    </style:style>
    <style:style style:name="T145" style:family="text">
      <style:text-properties officeooo:rsid="0bdf5c95"/>
    </style:style>
    <style:style style:name="T146" style:family="text">
      <style:text-properties officeooo:rsid="0be35e87"/>
    </style:style>
    <style:style style:name="T147" style:family="text">
      <style:text-properties style:font-name="Comic Sans MS1"/>
    </style:style>
    <style:style style:name="T148" style:family="text">
      <style:text-properties style:font-name="Comic Sans MS1" fo:font-weight="bold" style:font-weight-asian="bold" style:font-weight-complex="bold"/>
    </style:style>
    <style:style style:name="T149" style:family="text">
      <style:text-properties officeooo:rsid="0bec6c33"/>
    </style:style>
    <style:style style:name="T150" style:family="text">
      <style:text-properties officeooo:rsid="0bee11a8"/>
    </style:style>
    <style:style style:name="T151" style:family="text">
      <style:text-properties fo:color="#18b218"/>
    </style:style>
    <style:style style:name="T152" style:family="text">
      <style:text-properties fo:color="#18b218" fo:font-size="9pt" fo:font-weight="bold" officeooo:rsid="0bceb413" fo:background-color="transparent" loext:char-shading-value="0" style:font-size-asian="9pt" style:font-weight-asian="bold" style:font-size-complex="9pt" style:font-weight-complex="bold"/>
    </style:style>
    <style:style style:name="T153" style:family="text">
      <style:text-properties officeooo:rsid="0beeba3b"/>
    </style:style>
    <style:style style:name="T154" style:family="text">
      <style:text-properties officeooo:rsid="0bf2bcf2"/>
    </style:style>
    <style:style style:name="T155" style:family="text">
      <style:text-properties officeooo:rsid="0bfa8bef"/>
    </style:style>
    <style:style style:name="T156" style:family="text">
      <style:text-properties officeooo:rsid="0bff86a0"/>
    </style:style>
    <style:style style:name="T157" style:family="text">
      <style:text-properties officeooo:rsid="0c00bb31"/>
    </style:style>
    <style:style style:name="T158" style:family="text">
      <style:text-properties officeooo:rsid="0b98820f"/>
    </style:style>
    <style:style style:name="T159" style:family="text">
      <style:text-properties officeooo:rsid="014667bc"/>
    </style:style>
    <style:style style:name="T160" style:family="text">
      <style:text-properties fo:color="#b26818"/>
    </style:style>
    <style:style style:name="T161" style:family="text">
      <style:text-properties fo:color="#b26818" fo:background-color="transparent" loext:char-shading-value="0"/>
    </style:style>
    <style:style style:name="T162" style:family="text">
      <style:text-properties fo:color="#b26818" fo:font-weight="normal" officeooo:rsid="0b98820f" fo:background-color="transparent" loext:char-shading-value="0" style:font-weight-asian="normal" style:font-weight-complex="normal"/>
    </style:style>
    <style:style style:name="T163" style:family="text">
      <style:text-properties fo:color="#54ffff" fo:font-weight="bold" fo:background-color="transparent" loext:char-shading-value="0"/>
    </style:style>
    <style:style style:name="T164" style:family="text">
      <style:text-properties fo:color="#ff5454" fo:font-weight="bold" fo:background-color="transparent" loext:char-shading-value="0"/>
    </style:style>
    <style:style style:name="T165" style:family="text">
      <style:text-properties officeooo:rsid="0c01a313"/>
    </style:style>
    <style:style style:name="T166" style:family="text">
      <style:text-properties fo:font-variant="normal" fo:text-transform="none" fo:color="#333333" fo:font-size="12pt" fo:letter-spacing="normal" fo:font-style="normal" fo:background-color="transparent" loext:char-shading-value="0" style:font-size-asian="12pt" style:font-size-complex="12pt"/>
    </style:style>
    <style:style style:name="T167" style:family="text">
      <style:text-properties officeooo:rsid="0c032625" fo:background-color="#ffff00" loext:char-shading-value="0"/>
    </style:style>
    <style:style style:name="T168" style:family="text">
      <style:text-properties fo:color="#b21818"/>
    </style:style>
    <style:style style:name="T169" style:family="text">
      <style:text-properties fo:color="#b21818" fo:background-color="#ffffff" loext:char-shading-value="0"/>
    </style:style>
    <style:style style:name="T170" style:family="text">
      <style:text-properties fo:color="#b21818" fo:background-color="#ffffff" loext:char-shading-value="0"/>
    </style:style>
    <style:style style:name="T171" style:family="text">
      <style:text-properties fo:color="#b21818" fo:background-color="transparent" loext:char-shading-value="0"/>
    </style:style>
    <style:style style:name="T172" style:family="text">
      <style:text-properties fo:color="#b21818" fo:background-color="transparent" loext:char-shading-value="0"/>
    </style:style>
    <style:style style:name="T173" style:family="text">
      <style:text-properties fo:color="#b21818" fo:font-weight="bold" fo:background-color="transparent" loext:char-shading-value="0" style:font-weight-asian="bold" style:font-weight-complex="bold"/>
    </style:style>
    <style:style style:name="T174" style:family="text">
      <style:text-properties fo:color="#b21818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638in" fo:text-indent="-0.25in" fo:margin-left="0.863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138in" fo:text-indent="-0.25in" fo:margin-left="1.113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638in" fo:text-indent="-0.25in" fo:margin-left="1.363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138in" fo:text-indent="-0.25in" fo:margin-left="1.613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638in" fo:text-indent="-0.25in" fo:margin-left="1.863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138in" fo:text-indent="-0.25in" fo:margin-left="2.113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638in" fo:text-indent="-0.25in" fo:margin-left="2.363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138in" fo:text-indent="-0.25in" fo:margin-left="2.613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638in" fo:text-indent="-0.25in" fo:margin-left="2.863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138in" fo:text-indent="-0.25in" fo:margin-left="3.113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text:tab/><text:span text:style-name="T157">Git practice</text:span> <text:s text:c="4"/></text:p>
      <text:list xml:id="list2108303227" text:style-name="Sajat_20_szamozas">
        <text:list-item>
          <text:h text:style-name="_31_._20_Level_20_Subtitle" text:outline-level="1">About<text:span text:style-name="T78"> Karaf</text:span></text:h>
          <text:list>
            <text:list-item>
              <text:h text:style-name="P156" text:outline-level="2">Make changes on one local file and commit it</text:h>
              <text:list>
                <text:list-item>
                  <text:h text:style-name="P193" text:outline-level="3">Make changes on a local file</text:h>
                </text:list-item>
              </text:list>
            </text:list-item>
          </text:list>
        </text:list-item>
      </text:list>
      <text:p text:style-name="P173"><text:span text:style-name="T166">Local host</text:span></text:p>
      <text:p text:style-name="P177">akoel@akoel-ThinkCentre:~/tmp/testing$<text:span text:style-name="T1"> </text:span><text:span text:style-name="T12">&gt;</text:span><text:span text:style-name="T6"> read.me</text:span></text:p>
      <text:list xml:id="list221119811830638" text:continue-numbering="true" text:style-name="Sajat_20_szamozas">
        <text:list-item>
          <text:list>
            <text:list-item>
              <text:list>
                <text:list-item>
                  <text:h text:style-name="P193" text:outline-level="3">Check the diff between the none-Staged and Local Repo</text:h>
                </text:list-item>
              </text:list>
            </text:list-item>
          </text:list>
        </text:list-item>
      </text:list>
      <text:p text:style-name="P173"><text:span text:style-name="T166">Local host</text:span></text:p>
      <text:p text:style-name="P177"><text:span text:style-name="T74">akoel@akoel-ThinkCentre:~/tmp/testing$ </text:span><text:span text:style-name="T49">git </text:span><text:span text:style-name="T56">diff</text:span><text:span text:style-name="T49"> </text:span><text:span text:style-name="T74">read.me</text:span><text:span text:style-name="T50"><text:line-break/></text:span><text:span text:style-name="T74">diff --git a/read.me b/read.me </text:span><text:span text:style-name="T112"><text:line-break/></text:span><text:span text:style-name="T74">index e8e4106..e69de29 100644 </text:span><text:span text:style-name="T112"><text:line-break/></text:span><text:span text:style-name="T74">--- a/read.me </text:span><text:span text:style-name="T112"><text:line-break/></text:span><text:span text:style-name="T74">+++ b/read.me </text:span><text:span text:style-name="T112"><text:line-break/></text:span><text:span text:style-name="T126">@@ -1 +0,0 @@</text:span><text:span text:style-name="T74"> </text:span><text:span text:style-name="T112"><text:line-break/></text:span><text:span text:style-name="T172">-blabla</text:span><text:span text:style-name="T74"> </text:span><text:line-break/>\ No newline at end of file</text:p>
      <text:list xml:id="list221119979675677" text:continue-numbering="true" text:style-name="Sajat_20_szamozas">
        <text:list-item>
          <text:list>
            <text:list-item>
              <text:list>
                <text:list-item>
                  <text:h text:style-name="P193" text:outline-level="3">Stage the changed file</text:h>
                </text:list-item>
              </text:list>
            </text:list-item>
          </text:list>
        </text:list-item>
      </text:list>
      <text:p text:style-name="P174"><text:span text:style-name="T166">Local host</text:span></text:p>
      <text:p text:style-name="P178"><text:span text:style-name="T74">akoel@akoel-ThinkCentre:~/tmp/testing$ </text:span><text:span text:style-name="T49">git </text:span><text:span text:style-name="T56">add</text:span><text:span text:style-name="T49"> </text:span><text:span text:style-name="T74">read.me</text:span></text:p>
      <text:list xml:id="list221120087961218" text:continue-numbering="true" text:style-name="Sajat_20_szamozas">
        <text:list-item>
          <text:list>
            <text:list-item>
              <text:list>
                <text:list-item>
                  <text:h text:style-name="P194" text:outline-level="3">Check the diff between the Staged and Local Repo</text:h>
                </text:list-item>
              </text:list>
            </text:list-item>
          </text:list>
        </text:list-item>
      </text:list>
      <text:p text:style-name="P174"><text:span text:style-name="T166">Local host</text:span></text:p>
      <text:p text:style-name="P178"><text:span text:style-name="T74">akoel@akoel-ThinkCentre:~/tmp/testing$ </text:span><text:span text:style-name="T49">git </text:span><text:span text:style-name="T56">diff --</text:span><text:span text:style-name="T57">ca</text:span><text:span text:style-name="T58">c</text:span><text:span text:style-name="T57">hed</text:span><text:span text:style-name="T49"> </text:span><text:span text:style-name="T74">read.me</text:span></text:p>
      <text:p text:style-name="P179"><text:span text:style-name="T13">diff --git a/read.me b/read.me <text:line-break/>index e8e4106..e69de29 100644 <text:line-break/>--- a/read.me <text:line-break/>+++ b/read.me <text:line-break/></text:span><text:span text:style-name="T119">@@ -1 +0,0 @@</text:span><text:span text:style-name="T13"> <text:line-break/></text:span><text:span text:style-name="T168">-blabla</text:span><text:span text:style-name="T13"> <text:line-break/>\ No newline at end of file</text:span></text:p>
      <text:list xml:id="list221118641528963" text:continue-numbering="true" text:style-name="Sajat_20_szamozas">
        <text:list-item>
          <text:list>
            <text:list-item>
              <text:list>
                <text:list-item>
                  <text:h text:style-name="P191" text:outline-level="3"><text:span text:style-name="T165">C</text:span>ommit</text:h>
                </text:list-item>
              </text:list>
            </text:list-item>
          </text:list>
        </text:list-item>
      </text:list>
      <text:p text:style-name="P172"><text:span text:style-name="T166">Local host</text:span></text:p>
      <text:p text:style-name="P180"><text:span text:style-name="T13">akoel@akoel-ThinkCentre:~/tmp/testing$ </text:span><text:span text:style-name="T51">git </text:span><text:span text:style-name="T55">commit</text:span><text:span text:style-name="T51"> -m </text:span><text:span text:style-name="T13">"delete blabla" </text:span><text:line-break/>[master 2587899] delete blabla <text:line-break/>1 file changed, 1 deletion(-)</text:p>
      <text:list xml:id="list221119682848608" text:continue-numbering="true" text:style-name="Sajat_20_szamozas">
        <text:list-item>
          <text:list>
            <text:list-item>
              <text:list>
                <text:list-item>
                  <text:h text:style-name="P192" text:outline-level="3">Check how far ahed the HEAD of origin/master</text:h>
                </text:list-item>
              </text:list>
            </text:list-item>
          </text:list>
        </text:list-item>
      </text:list>
      <text:p text:style-name="P172"><text:span text:style-name="T166">Local host</text:span></text:p>
      <text:p text:style-name="P175"><text:soft-page-break/><text:span text:style-name="T112">akoel@akoel-ThinkCentre:~/tmp/testing$ </text:span><text:span text:style-name="T7">git </text:span><text:span text:style-name="T10">log</text:span><text:span text:style-name="T7"> --oneline --decorate </text:span><text:span text:style-name="T112"><text:line-break/></text:span><text:span text:style-name="T161">efaab02 (</text:span><text:span text:style-name="T163">HEAD -&gt; </text:span><text:span text:style-name="T143">master</text:span><text:span text:style-name="T161">)</text:span><text:span text:style-name="T74"> make empty file </text:span><text:span text:style-name="T112"><text:line-break/></text:span><text:span text:style-name="T161">c45dfe9</text:span><text:span text:style-name="T74"> del - </text:span><text:span text:style-name="T112"><text:line-break/></text:span><text:span text:style-name="T161">9b3c396 (</text:span><text:span text:style-name="T164">origin/master</text:span><text:span text:style-name="T161">, </text:span><text:span text:style-name="T164">origin/HEAD</text:span><text:span text:style-name="T161">)</text:span><text:span text:style-name="T74"> + lines added </text:span><text:span text:style-name="T112"><text:line-break/></text:span><text:span text:style-name="T161">ecdd679</text:span><text:span text:style-name="T74"> more - added </text:span><text:span text:style-name="T112"><text:line-break/></text:span><text:span text:style-name="T161">f646ec0</text:span><text:span text:style-name="T74"> - lines </text:span><text:span text:style-name="T112"><text:line-break/></text:span><text:span text:style-name="T161">1920a62</text:span><text:span text:style-name="T74"> another line removed </text:span><text:span text:style-name="T112"><text:line-break/></text:span><text:span text:style-name="T161">3709f54</text:span><text:span text:style-name="T74"> remove new line </text:span><text:span text:style-name="T112"><text:line-break/></text:span><text:span text:style-name="T161">560de22</text:span><text:span text:style-name="T74"> new line another new line </text:span></text:p>
      <text:list xml:id="list221119669286923" text:continue-numbering="true" text:style-name="Sajat_20_szamozas">
        <text:list-item>
          <text:list>
            <text:list-item>
              <text:list>
                <text:list-item>
                  <text:h text:style-name="P192" text:outline-level="3">Check the diff between the Local Repo (commited) and the <text:s/>Remote Repo</text:h>
                </text:list-item>
              </text:list>
            </text:list-item>
          </text:list>
        </text:list-item>
      </text:list>
      <text:p text:style-name="P172"><text:span text:style-name="T166">Local host</text:span></text:p>
      <text:p text:style-name="P176"><text:span text:style-name="T112">akoel@akoel-ThinkCentre:~/tmp/testing$ </text:span><text:span text:style-name="T7">git </text:span><text:span text:style-name="T8">fetch origin master</text:span></text:p>
      <text:p text:style-name="P181"><text:span text:style-name="T162"/></text:p>
      <text:p text:style-name="P182"><text:span text:style-name="T13">From https://github.com/dallaszkorben/testing </text:span><text:span text:style-name="T160"><text:line-break/>* branch <text:s text:c="11"/>master <text:s text:c="4"/>-&gt; FETCH_HEAD<text:line-break/></text:span></text:p>
      <text:p text:style-name="P183">akoel@akoel-ThinkCentre:~/tmp/testing$ <text:span text:style-name="T1">git </text:span><text:span text:style-name="T9">diff</text:span><text:span text:style-name="T1"> master origin/master </text:span><text:line-break/><text:span text:style-name="T62">diff --git a/read.me b/read.me </text:span><text:span text:style-name="T116"><text:line-break/></text:span><text:span text:style-name="T62">index e69de29..976c7b0 100644 </text:span><text:span text:style-name="T116"><text:line-break/></text:span><text:span text:style-name="T62">--- a/read.me </text:span><text:span text:style-name="T116"><text:line-break/></text:span><text:span text:style-name="T62">+++ b/read.me </text:span><text:span text:style-name="T116"><text:line-break/></text:span><text:span text:style-name="T121">@@ -0,0 +1,5 @@</text:span><text:span text:style-name="T62"> </text:span><text:line-break/><text:span text:style-name="T151">+original text</text:span><text:span text:style-name="T13"> </text:span><text:line-break/><text:span text:style-name="T151">++</text:span><text:span text:style-name="T13"> </text:span><text:line-break/><text:span text:style-name="T151">++</text:span><text:span text:style-name="T13"> </text:span><text:line-break/><text:span text:style-name="T151">++</text:span><text:span text:style-name="T13"> </text:span><text:line-break/><text:span text:style-name="T151">++</text:span><text:span text:style-name="T13"> </text:span><text:line-break/>\ No newline at end of file</text:p>
      <text:h text:style-name="P157" text:outline-level="2"/>
      <text:list xml:id="list221119616834357" text:continue-numbering="true" text:style-name="Sajat_20_szamozas">
        <text:list-item>
          <text:list>
            <text:list-item>
              <text:list>
                <text:list-header>
                  <text:h text:style-name="P199" text:outline-level="3"><text:span text:style-name="T69"/></text:h>
                </text:list-header>
              </text:list>
              <text:h text:style-name="P155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/>
    <style:font-face style:name="Andale Mono" svg:font-family="'Andale Mono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402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in" fo:margin-bottom="0in" loext:contextual-spacing="false" fo:keep-together="always" fo:text-indent="0in" style:auto-text-indent="false" style:page-number="auto" fo:background-color="#eeeeee"/>
      <style:text-properties fo:color="#000000" style:font-name="Ubuntu" fo:font-family="Ubuntu" style:font-style-name="Regular" style:font-pitch="variable" fo:font-size="11pt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_32_._20_Level_20_Subtit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Heading_20_3" style:display-name="Heading 3" style:family="paragraph" style:parent-style-name="Heading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272in" fo:margin-bottom="0.3862in" fo:margin-left="0.561in" fo:margin-right="0.4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9-05-16T22:11:17.901379660</dc:date>
    <meta:editing-duration>P53DT4H46M13S</meta:editing-duration>
    <meta:editing-cycles>2964</meta:editing-cycles>
    <meta:generator>LibreOffice/6.2.2.2$Linux_X86_64 LibreOffice_project/20$Build-2</meta:generator>
    <meta:document-statistic meta:table-count="0" meta:image-count="0" meta:object-count="0" meta:page-count="2" meta:paragraph-count="27" meta:word-count="255" meta:character-count="1801" meta:non-whitespace-character-count="1530"/>
  </office:meta>
</office:document-meta>
</file>